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6.38cm" svg:height="14.848cm" svg:x="23.651cm" svg:y="0.769cm">
            <draw:object draw:notify-on-update-of-ranges="Лист1.E4:Лист1.E97 Лист1.F3:Лист1.F3 Лист1.F4:Лист1.F97 Лист1.E3:Лист1.E62 Лист1.J3:Лист1.J62 Лист1.E3:Лист1.E97 Лист1.H4:Лист1.H97 Лист1.E3:Лист1.E97 Лист1.G3:Лист1.G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ep1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step4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log(step1)</text:p>
          </table:table-cell>
          <table:table-cell office:value-type="string" calcext:value-type="string">
            <text:p>log(step2)</text:p>
          </table:table-cell>
          <table:table-cell office:value-type="string" calcext:value-type="string">
            <text:p>log(step4)</text:p>
          </table:table-cell>
          <table:table-cell office:value-type="string" calcext:value-type="string">
            <text:p>stepN</text:p>
          </table:table-cell>
          <table:table-cell office:value-type="string" calcext:value-type="string">
            <text:p>log(stepN)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LOG([.A4])" office:value-type="float" office:value="2.47712125471966" calcext:value-type="float">
            <text:p>2,47712125471966</text:p>
          </table:table-cell>
          <table:table-cell table:formula="of:=LOG([.B4])" office:value-type="float" office:value="0" calcext:value-type="float">
            <text:p>0</text:p>
          </table:table-cell>
          <table:table-cell table:formula="of:=LOG([.C4])" office:value-type="float" office:value="0" calcext:value-type="float">
            <text:p>0</text:p>
          </table:table-cell>
          <table:table-cell table:formula="of:=LOG([.D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OG([.I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OG([.A5])" office:value-type="float" office:value="2.60205999132796" calcext:value-type="float">
            <text:p>2,60205999132796</text:p>
          </table:table-cell>
          <table:table-cell table:formula="of:=LOG([.B5])" office:value-type="float" office:value="0.477121254719662" calcext:value-type="float">
            <text:p>0,477121254719662</text:p>
          </table:table-cell>
          <table:table-cell table:formula="of:=LOG([.C5])" office:value-type="float" office:value="0.301029995663981" calcext:value-type="float">
            <text:p>0,301029995663981</text:p>
          </table:table-cell>
          <table:table-cell table:formula="of:=LOG([.D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OG([.I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LOG([.A6])" office:value-type="float" office:value="2.69897000433602" calcext:value-type="float">
            <text:p>2,69897000433602</text:p>
          </table:table-cell>
          <table:table-cell table:formula="of:=LOG([.B6])" office:value-type="float" office:value="0.301029995663981" calcext:value-type="float">
            <text:p>0,301029995663981</text:p>
          </table:table-cell>
          <table:table-cell table:formula="of:=LOG([.C6])" office:value-type="float" office:value="0.477121254719662" calcext:value-type="float">
            <text:p>0,477121254719662</text:p>
          </table:table-cell>
          <table:table-cell table:formula="of:=LOG([.D6])" office:value-type="float" office:value="0.477121254719662" calcext:value-type="float">
            <text:p>0,477121254719662</text:p>
          </table:table-cell>
          <table:table-cell office:value-type="float" office:value="1" calcext:value-type="float">
            <text:p>1</text:p>
          </table:table-cell>
          <table:table-cell table:formula="of:=LOG([.I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LOG([.A7])" office:value-type="float" office:value="2.77815125038364" calcext:value-type="float">
            <text:p>2,77815125038364</text:p>
          </table:table-cell>
          <table:table-cell table:formula="of:=LOG([.B7])" office:value-type="float" office:value="0.477121254719662" calcext:value-type="float">
            <text:p>0,477121254719662</text:p>
          </table:table-cell>
          <table:table-cell table:formula="of:=LOG([.C7])" office:value-type="float" office:value="0.698970004336019" calcext:value-type="float">
            <text:p>0,698970004336019</text:p>
          </table:table-cell>
          <table:table-cell table:formula="of:=LOG([.D7])" office:value-type="float" office:value="0.477121254719662" calcext:value-type="float">
            <text:p>0,477121254719662</text:p>
          </table:table-cell>
          <table:table-cell office:value-type="float" office:value="2" calcext:value-type="float">
            <text:p>2</text:p>
          </table:table-cell>
          <table:table-cell table:formula="of:=LOG([.I7])" office:value-type="float" office:value="0.301029995663981" calcext:value-type="float">
            <text:p>0,30102999566398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LOG([.A8])" office:value-type="float" office:value="2.84509804001426" calcext:value-type="float">
            <text:p>2,84509804001426</text:p>
          </table:table-cell>
          <table:table-cell table:formula="of:=LOG([.B8])" office:value-type="float" office:value="0.602059991327962" calcext:value-type="float">
            <text:p>0,602059991327962</text:p>
          </table:table-cell>
          <table:table-cell table:formula="of:=LOG([.C8])" office:value-type="float" office:value="0.778151250383644" calcext:value-type="float">
            <text:p>0,778151250383644</text:p>
          </table:table-cell>
          <table:table-cell table:formula="of:=LOG([.D8])" office:value-type="float" office:value="0.602059991327962" calcext:value-type="float">
            <text:p>0,602059991327962</text:p>
          </table:table-cell>
          <table:table-cell office:value-type="float" office:value="3" calcext:value-type="float">
            <text:p>3</text:p>
          </table:table-cell>
          <table:table-cell table:formula="of:=LOG([.I8])" office:value-type="float" office:value="0.477121254719662" calcext:value-type="float">
            <text:p>0,47712125471966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LOG([.A9])" office:value-type="float" office:value="2.90308998699194" calcext:value-type="float">
            <text:p>2,90308998699194</text:p>
          </table:table-cell>
          <table:table-cell table:formula="of:=LOG([.B9])" office:value-type="float" office:value="0.778151250383644" calcext:value-type="float">
            <text:p>0,778151250383644</text:p>
          </table:table-cell>
          <table:table-cell table:formula="of:=LOG([.C9])" office:value-type="float" office:value="0.954242509439325" calcext:value-type="float">
            <text:p>0,954242509439325</text:p>
          </table:table-cell>
          <table:table-cell table:formula="of:=LOG([.D9])" office:value-type="float" office:value="0.698970004336019" calcext:value-type="float">
            <text:p>0,698970004336019</text:p>
          </table:table-cell>
          <table:table-cell office:value-type="float" office:value="6" calcext:value-type="float">
            <text:p>6</text:p>
          </table:table-cell>
          <table:table-cell table:formula="of:=LOG([.I9])" office:value-type="float" office:value="0.778151250383644" calcext:value-type="float">
            <text:p>0,77815125038364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LOG([.A10])" office:value-type="float" office:value="2.95424250943932" calcext:value-type="float">
            <text:p>2,95424250943932</text:p>
          </table:table-cell>
          <table:table-cell table:formula="of:=LOG([.B10])" office:value-type="float" office:value="0.845098040014257" calcext:value-type="float">
            <text:p>0,845098040014257</text:p>
          </table:table-cell>
          <table:table-cell table:formula="of:=LOG([.C10])" office:value-type="float" office:value="1.04139268515823" calcext:value-type="float">
            <text:p>1,04139268515823</text:p>
          </table:table-cell>
          <table:table-cell table:formula="of:=LOG([.D10])" office:value-type="float" office:value="0.903089986991943" calcext:value-type="float">
            <text:p>0,903089986991943</text:p>
          </table:table-cell>
          <table:table-cell office:value-type="float" office:value="8" calcext:value-type="float">
            <text:p>8</text:p>
          </table:table-cell>
          <table:table-cell table:formula="of:=LOG([.I10])" office:value-type="float" office:value="0.903089986991943" calcext:value-type="float">
            <text:p>0,9030899869919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LOG([.A11])" office:value-type="float" office:value="3" calcext:value-type="float">
            <text:p>3</text:p>
          </table:table-cell>
          <table:table-cell table:formula="of:=LOG([.B11])" office:value-type="float" office:value="0.954242509439325" calcext:value-type="float">
            <text:p>0,954242509439325</text:p>
          </table:table-cell>
          <table:table-cell table:formula="of:=LOG([.C11])" office:value-type="float" office:value="1.14612803567824" calcext:value-type="float">
            <text:p>1,14612803567824</text:p>
          </table:table-cell>
          <table:table-cell table:formula="of:=LOG([.D11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LOG([.I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LOG([.A12])" office:value-type="float" office:value="3.04139268515822" calcext:value-type="float">
            <text:p>3,04139268515822</text:p>
          </table:table-cell>
          <table:table-cell table:formula="of:=LOG([.B12])" office:value-type="float" office:value="1.04139268515823" calcext:value-type="float">
            <text:p>1,04139268515823</text:p>
          </table:table-cell>
          <table:table-cell table:formula="of:=LOG([.C12])" office:value-type="float" office:value="1.23044892137827" calcext:value-type="float">
            <text:p>1,23044892137827</text:p>
          </table:table-cell>
          <table:table-cell table:formula="of:=LOG([.D12])" office:value-type="float" office:value="1.11394335230684" calcext:value-type="float">
            <text:p>1,11394335230684</text:p>
          </table:table-cell>
          <table:table-cell office:value-type="float" office:value="12" calcext:value-type="float">
            <text:p>12</text:p>
          </table:table-cell>
          <table:table-cell table:formula="of:=LOG([.I12])" office:value-type="float" office:value="1.07918124604762" calcext:value-type="float">
            <text:p>1,0791812460476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LOG([.A13])" office:value-type="float" office:value="3.07918124604762" calcext:value-type="float">
            <text:p>3,07918124604762</text:p>
          </table:table-cell>
          <table:table-cell table:formula="of:=LOG([.B13])" office:value-type="float" office:value="1.11394335230684" calcext:value-type="float">
            <text:p>1,11394335230684</text:p>
          </table:table-cell>
          <table:table-cell table:formula="of:=LOG([.C13])" office:value-type="float" office:value="1.30102999566398" calcext:value-type="float">
            <text:p>1,30102999566398</text:p>
          </table:table-cell>
          <table:table-cell table:formula="of:=LOG([.D13])" office:value-type="float" office:value="1.20411998265592" calcext:value-type="float">
            <text:p>1,20411998265592</text:p>
          </table:table-cell>
          <table:table-cell office:value-type="float" office:value="15" calcext:value-type="float">
            <text:p>15</text:p>
          </table:table-cell>
          <table:table-cell table:formula="of:=LOG([.I13])" office:value-type="float" office:value="1.17609125905568" calcext:value-type="float">
            <text:p>1,1760912590556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LOG([.A14])" office:value-type="float" office:value="3.11394335230684" calcext:value-type="float">
            <text:p>3,11394335230684</text:p>
          </table:table-cell>
          <table:table-cell table:formula="of:=LOG([.B14])" office:value-type="float" office:value="1.17609125905568" calcext:value-type="float">
            <text:p>1,17609125905568</text:p>
          </table:table-cell>
          <table:table-cell table:formula="of:=LOG([.C14])" office:value-type="float" office:value="1.36172783601759" calcext:value-type="float">
            <text:p>1,36172783601759</text:p>
          </table:table-cell>
          <table:table-cell table:formula="of:=LOG([.D14])" office:value-type="float" office:value="1.27875360095283" calcext:value-type="float">
            <text:p>1,27875360095283</text:p>
          </table:table-cell>
          <table:table-cell office:value-type="float" office:value="22" calcext:value-type="float">
            <text:p>22</text:p>
          </table:table-cell>
          <table:table-cell table:formula="of:=LOG([.I14])" office:value-type="float" office:value="1.34242268082221" calcext:value-type="float">
            <text:p>1,3424226808222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formula="of:=LOG([.A15])" office:value-type="float" office:value="3.14612803567824" calcext:value-type="float">
            <text:p>3,14612803567824</text:p>
          </table:table-cell>
          <table:table-cell table:formula="of:=LOG([.B15])" office:value-type="float" office:value="1.27875360095283" calcext:value-type="float">
            <text:p>1,27875360095283</text:p>
          </table:table-cell>
          <table:table-cell table:formula="of:=LOG([.C15])" office:value-type="float" office:value="1.43136376415899" calcext:value-type="float">
            <text:p>1,43136376415899</text:p>
          </table:table-cell>
          <table:table-cell table:formula="of:=LOG([.D15])" office:value-type="float" office:value="1.36172783601759" calcext:value-type="float">
            <text:p>1,36172783601759</text:p>
          </table:table-cell>
          <table:table-cell office:value-type="float" office:value="26" calcext:value-type="float">
            <text:p>26</text:p>
          </table:table-cell>
          <table:table-cell table:formula="of:=LOG([.I15])" office:value-type="float" office:value="1.41497334797082" calcext:value-type="float">
            <text:p>1,4149733479708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formula="of:=LOG([.A16])" office:value-type="float" office:value="3.17609125905568" calcext:value-type="float">
            <text:p>3,17609125905568</text:p>
          </table:table-cell>
          <table:table-cell table:formula="of:=LOG([.B16])" office:value-type="float" office:value="1.32221929473392" calcext:value-type="float">
            <text:p>1,32221929473392</text:p>
          </table:table-cell>
          <table:table-cell table:formula="of:=LOG([.C16])" office:value-type="float" office:value="1.49136169383427" calcext:value-type="float">
            <text:p>1,49136169383427</text:p>
          </table:table-cell>
          <table:table-cell table:formula="of:=LOG([.D16])" office:value-type="float" office:value="1.43136376415899" calcext:value-type="float">
            <text:p>1,43136376415899</text:p>
          </table:table-cell>
          <table:table-cell office:value-type="float" office:value="30" calcext:value-type="float">
            <text:p>30</text:p>
          </table:table-cell>
          <table:table-cell table:formula="of:=LOG([.I16])" office:value-type="float" office:value="1.47712125471966" calcext:value-type="float">
            <text:p>1,4771212547196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formula="of:=LOG([.A17])" office:value-type="float" office:value="3.20411998265592" calcext:value-type="float">
            <text:p>3,20411998265592</text:p>
          </table:table-cell>
          <table:table-cell table:formula="of:=LOG([.B17])" office:value-type="float" office:value="1.38021124171161" calcext:value-type="float">
            <text:p>1,38021124171161</text:p>
          </table:table-cell>
          <table:table-cell table:formula="of:=LOG([.C17])" office:value-type="float" office:value="1.54406804435028" calcext:value-type="float">
            <text:p>1,54406804435028</text:p>
          </table:table-cell>
          <table:table-cell table:formula="of:=LOG([.D17])" office:value-type="float" office:value="1.50514997831991" calcext:value-type="float">
            <text:p>1,50514997831991</text:p>
          </table:table-cell>
          <table:table-cell office:value-type="float" office:value="34" calcext:value-type="float">
            <text:p>34</text:p>
          </table:table-cell>
          <table:table-cell table:formula="of:=LOG([.I17])" office:value-type="float" office:value="1.53147891704226" calcext:value-type="float">
            <text:p>1,5314789170422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LOG([.A18])" office:value-type="float" office:value="3.23044892137827" calcext:value-type="float">
            <text:p>3,23044892137827</text:p>
          </table:table-cell>
          <table:table-cell table:formula="of:=LOG([.B18])" office:value-type="float" office:value="1.43136376415899" calcext:value-type="float">
            <text:p>1,43136376415899</text:p>
          </table:table-cell>
          <table:table-cell table:formula="of:=LOG([.C18])" office:value-type="float" office:value="1.60205999132796" calcext:value-type="float">
            <text:p>1,60205999132796</text:p>
          </table:table-cell>
          <table:table-cell table:formula="of:=LOG([.D18])" office:value-type="float" office:value="1.55630250076729" calcext:value-type="float">
            <text:p>1,55630250076729</text:p>
          </table:table-cell>
          <table:table-cell office:value-type="float" office:value="39" calcext:value-type="float">
            <text:p>39</text:p>
          </table:table-cell>
          <table:table-cell table:formula="of:=LOG([.I18])" office:value-type="float" office:value="1.5910646070265" calcext:value-type="float">
            <text:p>1,591064607026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formula="of:=LOG([.A19])" office:value-type="float" office:value="3.25527250510331" calcext:value-type="float">
            <text:p>3,25527250510331</text:p>
          </table:table-cell>
          <table:table-cell table:formula="of:=LOG([.B19])" office:value-type="float" office:value="1.49136169383427" calcext:value-type="float">
            <text:p>1,49136169383427</text:p>
          </table:table-cell>
          <table:table-cell table:formula="of:=LOG([.C19])" office:value-type="float" office:value="1.64345267648619" calcext:value-type="float">
            <text:p>1,64345267648619</text:p>
          </table:table-cell>
          <table:table-cell table:formula="of:=LOG([.D19])" office:value-type="float" office:value="1.61278385671974" calcext:value-type="float">
            <text:p>1,61278385671974</text:p>
          </table:table-cell>
          <table:table-cell office:value-type="float" office:value="39" calcext:value-type="float">
            <text:p>39</text:p>
          </table:table-cell>
          <table:table-cell table:formula="of:=LOG([.I19])" office:value-type="float" office:value="1.5910646070265" calcext:value-type="float">
            <text:p>1,591064607026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LOG([.A20])" office:value-type="float" office:value="3.27875360095283" calcext:value-type="float">
            <text:p>3,27875360095283</text:p>
          </table:table-cell>
          <table:table-cell table:formula="of:=LOG([.B20])" office:value-type="float" office:value="1.53147891704226" calcext:value-type="float">
            <text:p>1,53147891704226</text:p>
          </table:table-cell>
          <table:table-cell table:formula="of:=LOG([.C20])" office:value-type="float" office:value="1.69897000433602" calcext:value-type="float">
            <text:p>1,69897000433602</text:p>
          </table:table-cell>
          <table:table-cell table:formula="of:=LOG([.D20])" office:value-type="float" office:value="1.67209785793572" calcext:value-type="float">
            <text:p>1,67209785793572</text:p>
          </table:table-cell>
          <table:table-cell office:value-type="float" office:value="44" calcext:value-type="float">
            <text:p>44</text:p>
          </table:table-cell>
          <table:table-cell table:formula="of:=LOG([.I20])" office:value-type="float" office:value="1.64345267648619" calcext:value-type="float">
            <text:p>1,643452676486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formula="of:=LOG([.A21])" office:value-type="float" office:value="3.30102999566398" calcext:value-type="float">
            <text:p>3,30102999566398</text:p>
          </table:table-cell>
          <table:table-cell table:formula="of:=LOG([.B21])" office:value-type="float" office:value="1.57978359661681" calcext:value-type="float">
            <text:p>1,57978359661681</text:p>
          </table:table-cell>
          <table:table-cell table:formula="of:=LOG([.C21])" office:value-type="float" office:value="1.7481880270062" calcext:value-type="float">
            <text:p>1,7481880270062</text:p>
          </table:table-cell>
          <table:table-cell table:formula="of:=LOG([.D21])" office:value-type="float" office:value="1.7160033436348" calcext:value-type="float">
            <text:p>1,7160033436348</text:p>
          </table:table-cell>
          <table:table-cell office:value-type="float" office:value="49" calcext:value-type="float">
            <text:p>49</text:p>
          </table:table-cell>
          <table:table-cell table:formula="of:=LOG([.I21])" office:value-type="float" office:value="1.69019608002851" calcext:value-type="float">
            <text:p>1,6901960800285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formula="of:=LOG([.A22])" office:value-type="float" office:value="3.32221929473392" calcext:value-type="float">
            <text:p>3,32221929473392</text:p>
          </table:table-cell>
          <table:table-cell table:formula="of:=LOG([.B22])" office:value-type="float" office:value="1.6232492903979" calcext:value-type="float">
            <text:p>1,6232492903979</text:p>
          </table:table-cell>
          <table:table-cell table:formula="of:=LOG([.C22])" office:value-type="float" office:value="1.78532983501077" calcext:value-type="float">
            <text:p>1,78532983501077</text:p>
          </table:table-cell>
          <table:table-cell table:formula="of:=LOG([.D22])" office:value-type="float" office:value="1.76342799356294" calcext:value-type="float">
            <text:p>1,76342799356294</text:p>
          </table:table-cell>
          <table:table-cell office:value-type="float" office:value="54" calcext:value-type="float">
            <text:p>54</text:p>
          </table:table-cell>
          <table:table-cell table:formula="of:=LOG([.I22])" office:value-type="float" office:value="1.73239375982297" calcext:value-type="float">
            <text:p>1,7323937598229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formula="of:=LOG([.A23])" office:value-type="float" office:value="3.34242268082221" calcext:value-type="float">
            <text:p>3,34242268082221</text:p>
          </table:table-cell>
          <table:table-cell table:formula="of:=LOG([.B23])" office:value-type="float" office:value="1.66275783168157" calcext:value-type="float">
            <text:p>1,66275783168157</text:p>
          </table:table-cell>
          <table:table-cell table:formula="of:=LOG([.C23])" office:value-type="float" office:value="1.82607480270083" calcext:value-type="float">
            <text:p>1,82607480270083</text:p>
          </table:table-cell>
          <table:table-cell table:formula="of:=LOG([.D23])" office:value-type="float" office:value="1.81291335664286" calcext:value-type="float">
            <text:p>1,81291335664286</text:p>
          </table:table-cell>
          <table:table-cell office:value-type="float" office:value="60" calcext:value-type="float">
            <text:p>60</text:p>
          </table:table-cell>
          <table:table-cell table:formula="of:=LOG([.I23])" office:value-type="float" office:value="1.77815125038364" calcext:value-type="float">
            <text:p>1,7781512503836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formula="of:=LOG([.A24])" office:value-type="float" office:value="3.36172783601759" calcext:value-type="float">
            <text:p>3,36172783601759</text:p>
          </table:table-cell>
          <table:table-cell table:formula="of:=LOG([.B24])" office:value-type="float" office:value="1.70757017609794" calcext:value-type="float">
            <text:p>1,70757017609794</text:p>
          </table:table-cell>
          <table:table-cell table:formula="of:=LOG([.C24])" office:value-type="float" office:value="1.86923171973098" calcext:value-type="float">
            <text:p>1,86923171973098</text:p>
          </table:table-cell>
          <table:table-cell table:formula="of:=LOG([.D24])" office:value-type="float" office:value="1.85733249643127" calcext:value-type="float">
            <text:p>1,85733249643127</text:p>
          </table:table-cell>
          <table:table-cell office:value-type="float" office:value="82" calcext:value-type="float">
            <text:p>82</text:p>
          </table:table-cell>
          <table:table-cell table:formula="of:=LOG([.I24])" office:value-type="float" office:value="1.91381385238372" calcext:value-type="float">
            <text:p>1,9138138523837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formula="of:=LOG([.A25])" office:value-type="float" office:value="3.38021124171161" calcext:value-type="float">
            <text:p>3,38021124171161</text:p>
          </table:table-cell>
          <table:table-cell table:formula="of:=LOG([.B25])" office:value-type="float" office:value="1.74036268949424" calcext:value-type="float">
            <text:p>1,74036268949424</text:p>
          </table:table-cell>
          <table:table-cell table:formula="of:=LOG([.C25])" office:value-type="float" office:value="1.90308998699194" calcext:value-type="float">
            <text:p>1,90308998699194</text:p>
          </table:table-cell>
          <table:table-cell table:formula="of:=LOG([.D25])" office:value-type="float" office:value="1.89762709129044" calcext:value-type="float">
            <text:p>1,89762709129044</text:p>
          </table:table-cell>
          <table:table-cell office:value-type="float" office:value="90" calcext:value-type="float">
            <text:p>90</text:p>
          </table:table-cell>
          <table:table-cell table:formula="of:=LOG([.I25])" office:value-type="float" office:value="1.95424250943932" calcext:value-type="float">
            <text:p>1,9542425094393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LOG([.A26])" office:value-type="float" office:value="3.39794000867204" calcext:value-type="float">
            <text:p>3,39794000867204</text:p>
          </table:table-cell>
          <table:table-cell table:formula="of:=LOG([.B26])" office:value-type="float" office:value="1.77085201164214" calcext:value-type="float">
            <text:p>1,77085201164214</text:p>
          </table:table-cell>
          <table:table-cell table:formula="of:=LOG([.C26])" office:value-type="float" office:value="1.93951925261862" calcext:value-type="float">
            <text:p>1,93951925261862</text:p>
          </table:table-cell>
          <table:table-cell table:formula="of:=LOG([.D26])" office:value-type="float" office:value="1.93449845124357" calcext:value-type="float">
            <text:p>1,93449845124357</text:p>
          </table:table-cell>
          <table:table-cell office:value-type="float" office:value="98" calcext:value-type="float">
            <text:p>98</text:p>
          </table:table-cell>
          <table:table-cell table:formula="of:=LOG([.I26])" office:value-type="float" office:value="1.9912260756925" calcext:value-type="float">
            <text:p>1,991226075692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4" calcext:value-type="float">
            <text:p>94</text:p>
          </table:table-cell>
          <table:table-cell table:formula="of:=LOG([.A27])" office:value-type="float" office:value="3.41497334797082" calcext:value-type="float">
            <text:p>3,41497334797082</text:p>
          </table:table-cell>
          <table:table-cell table:formula="of:=LOG([.B27])" office:value-type="float" office:value="1.81291335664286" calcext:value-type="float">
            <text:p>1,81291335664286</text:p>
          </table:table-cell>
          <table:table-cell table:formula="of:=LOG([.C27])" office:value-type="float" office:value="1.9731278535997" calcext:value-type="float">
            <text:p>1,9731278535997</text:p>
          </table:table-cell>
          <table:table-cell table:formula="of:=LOG([.D27])" office:value-type="float" office:value="1.9731278535997" calcext:value-type="float">
            <text:p>1,9731278535997</text:p>
          </table:table-cell>
          <table:table-cell office:value-type="float" office:value="106" calcext:value-type="float">
            <text:p>106</text:p>
          </table:table-cell>
          <table:table-cell table:formula="of:=LOG([.I27])" office:value-type="float" office:value="2.02530586526477" calcext:value-type="float">
            <text:p>2,0253058652647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formula="of:=LOG([.A28])" office:value-type="float" office:value="3.43136376415899" calcext:value-type="float">
            <text:p>3,43136376415899</text:p>
          </table:table-cell>
          <table:table-cell table:formula="of:=LOG([.B28])" office:value-type="float" office:value="1.84509804001426" calcext:value-type="float">
            <text:p>1,84509804001426</text:p>
          </table:table-cell>
          <table:table-cell table:formula="of:=LOG([.C28])" office:value-type="float" office:value="2.00432137378264" calcext:value-type="float">
            <text:p>2,00432137378264</text:p>
          </table:table-cell>
          <table:table-cell table:formula="of:=LOG([.D28])" office:value-type="float" office:value="2.00860017176192" calcext:value-type="float">
            <text:p>2,00860017176192</text:p>
          </table:table-cell>
          <table:table-cell office:value-type="float" office:value="114" calcext:value-type="float">
            <text:p>114</text:p>
          </table:table-cell>
          <table:table-cell table:formula="of:=LOG([.I28])" office:value-type="float" office:value="2.05690485133647" calcext:value-type="float">
            <text:p>2,0569048513364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formula="of:=LOG([.A29])" office:value-type="float" office:value="3.44715803134222" calcext:value-type="float">
            <text:p>3,44715803134222</text:p>
          </table:table-cell>
          <table:table-cell table:formula="of:=LOG([.B29])" office:value-type="float" office:value="1.8750612633917" calcext:value-type="float">
            <text:p>1,8750612633917</text:p>
          </table:table-cell>
          <table:table-cell table:formula="of:=LOG([.C29])" office:value-type="float" office:value="2.03742649794062" calcext:value-type="float">
            <text:p>2,03742649794062</text:p>
          </table:table-cell>
          <table:table-cell table:formula="of:=LOG([.D29])" office:value-type="float" office:value="2.04139268515822" calcext:value-type="float">
            <text:p>2,04139268515822</text:p>
          </table:table-cell>
          <table:table-cell office:value-type="float" office:value="120" calcext:value-type="float">
            <text:p>120</text:p>
          </table:table-cell>
          <table:table-cell table:formula="of:=LOG([.I29])" office:value-type="float" office:value="2.07918124604762" calcext:value-type="float">
            <text:p>2,0791812460476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LOG([.A30])" office:value-type="float" office:value="3.46239799789896" calcext:value-type="float">
            <text:p>3,46239799789896</text:p>
          </table:table-cell>
          <table:table-cell table:formula="of:=LOG([.B30])" office:value-type="float" office:value="1.90848501887865" calcext:value-type="float">
            <text:p>1,90848501887865</text:p>
          </table:table-cell>
          <table:table-cell table:formula="of:=LOG([.C30])" office:value-type="float" office:value="2.07188200730613" calcext:value-type="float">
            <text:p>2,07188200730613</text:p>
          </table:table-cell>
          <table:table-cell table:formula="of:=LOG([.D30])" office:value-type="float" office:value="2.07554696139253" calcext:value-type="float">
            <text:p>2,07554696139253</text:p>
          </table:table-cell>
          <table:table-cell office:value-type="float" office:value="129" calcext:value-type="float">
            <text:p>129</text:p>
          </table:table-cell>
          <table:table-cell table:formula="of:=LOG([.I30])" office:value-type="float" office:value="2.11058971029925" calcext:value-type="float">
            <text:p>2,110589710299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formula="of:=LOG([.A31])" office:value-type="float" office:value="3.47712125471966" calcext:value-type="float">
            <text:p>3,47712125471966</text:p>
          </table:table-cell>
          <table:table-cell table:formula="of:=LOG([.B31])" office:value-type="float" office:value="1.93951925261862" calcext:value-type="float">
            <text:p>1,93951925261862</text:p>
          </table:table-cell>
          <table:table-cell table:formula="of:=LOG([.C31])" office:value-type="float" office:value="2.10037054511756" calcext:value-type="float">
            <text:p>2,10037054511756</text:p>
          </table:table-cell>
          <table:table-cell table:formula="of:=LOG([.D31])" office:value-type="float" office:value="2.10720996964787" calcext:value-type="float">
            <text:p>2,10720996964787</text:p>
          </table:table-cell>
          <table:table-cell office:value-type="float" office:value="139" calcext:value-type="float">
            <text:p>139</text:p>
          </table:table-cell>
          <table:table-cell table:formula="of:=LOG([.I31])" office:value-type="float" office:value="2.14301480025409" calcext:value-type="float">
            <text:p>2,1430148002540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formula="of:=LOG([.A32])" office:value-type="float" office:value="3.49136169383427" calcext:value-type="float">
            <text:p>3,49136169383427</text:p>
          </table:table-cell>
          <table:table-cell table:formula="of:=LOG([.B32])" office:value-type="float" office:value="1.96848294855394" calcext:value-type="float">
            <text:p>1,96848294855394</text:p>
          </table:table-cell>
          <table:table-cell table:formula="of:=LOG([.C32])" office:value-type="float" office:value="2.13033376849501" calcext:value-type="float">
            <text:p>2,13033376849501</text:p>
          </table:table-cell>
          <table:table-cell table:formula="of:=LOG([.D32])" office:value-type="float" office:value="2.13672056715641" calcext:value-type="float">
            <text:p>2,13672056715641</text:p>
          </table:table-cell>
          <table:table-cell office:value-type="float" office:value="147" calcext:value-type="float">
            <text:p>147</text:p>
          </table:table-cell>
          <table:table-cell table:formula="of:=LOG([.I32])" office:value-type="float" office:value="2.16731733474818" calcext:value-type="float">
            <text:p>2,1673173347481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table:formula="of:=LOG([.A33])" office:value-type="float" office:value="3.50514997831991" calcext:value-type="float">
            <text:p>3,50514997831991</text:p>
          </table:table-cell>
          <table:table-cell table:formula="of:=LOG([.B33])" office:value-type="float" office:value="1.99563519459755" calcext:value-type="float">
            <text:p>1,99563519459755</text:p>
          </table:table-cell>
          <table:table-cell table:formula="of:=LOG([.C33])" office:value-type="float" office:value="2.15533603746506" calcext:value-type="float">
            <text:p>2,15533603746506</text:p>
          </table:table-cell>
          <table:table-cell table:formula="of:=LOG([.D33])" office:value-type="float" office:value="2.16731733474818" calcext:value-type="float">
            <text:p>2,16731733474818</text:p>
          </table:table-cell>
          <table:table-cell office:value-type="float" office:value="158" calcext:value-type="float">
            <text:p>158</text:p>
          </table:table-cell>
          <table:table-cell table:formula="of:=LOG([.I33])" office:value-type="float" office:value="2.19865708695442" calcext:value-type="float">
            <text:p>2,1986570869544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table:formula="of:=LOG([.A34])" office:value-type="float" office:value="3.51851393987789" calcext:value-type="float">
            <text:p>3,51851393987789</text:p>
          </table:table-cell>
          <table:table-cell table:formula="of:=LOG([.B34])" office:value-type="float" office:value="2.02118929906994" calcext:value-type="float">
            <text:p>2,02118929906994</text:p>
          </table:table-cell>
          <table:table-cell table:formula="of:=LOG([.C34])" office:value-type="float" office:value="2.1846914308176" calcext:value-type="float">
            <text:p>2,1846914308176</text:p>
          </table:table-cell>
          <table:table-cell table:formula="of:=LOG([.D34])" office:value-type="float" office:value="2.19589965240923" calcext:value-type="float">
            <text:p>2,19589965240923</text:p>
          </table:table-cell>
          <table:table-cell office:value-type="float" office:value="150" calcext:value-type="float">
            <text:p>150</text:p>
          </table:table-cell>
          <table:table-cell table:formula="of:=LOG([.I34])" office:value-type="float" office:value="2.17609125905568" calcext:value-type="float">
            <text:p>2,1760912590556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table:formula="of:=LOG([.A35])" office:value-type="float" office:value="3.53147891704225" calcext:value-type="float">
            <text:p>3,53147891704225</text:p>
          </table:table-cell>
          <table:table-cell table:formula="of:=LOG([.B35])" office:value-type="float" office:value="2.04921802267018" calcext:value-type="float">
            <text:p>2,04921802267018</text:p>
          </table:table-cell>
          <table:table-cell table:formula="of:=LOG([.C35])" office:value-type="float" office:value="2.20951501454263" calcext:value-type="float">
            <text:p>2,20951501454263</text:p>
          </table:table-cell>
          <table:table-cell table:formula="of:=LOG([.D35])" office:value-type="float" office:value="2.22271647114758" calcext:value-type="float">
            <text:p>2,22271647114758</text:p>
          </table:table-cell>
          <table:table-cell office:value-type="float" office:value="159" calcext:value-type="float">
            <text:p>159</text:p>
          </table:table-cell>
          <table:table-cell table:formula="of:=LOG([.I35])" office:value-type="float" office:value="2.20139712432045" calcext:value-type="float">
            <text:p>2,2013971243204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18" calcext:value-type="float">
            <text:p>118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table:formula="of:=LOG([.A36])" office:value-type="float" office:value="3.54406804435028" calcext:value-type="float">
            <text:p>3,54406804435028</text:p>
          </table:table-cell>
          <table:table-cell table:formula="of:=LOG([.B36])" office:value-type="float" office:value="2.07188200730613" calcext:value-type="float">
            <text:p>2,07188200730613</text:p>
          </table:table-cell>
          <table:table-cell table:formula="of:=LOG([.C36])" office:value-type="float" office:value="2.23552844690755" calcext:value-type="float">
            <text:p>2,23552844690755</text:p>
          </table:table-cell>
          <table:table-cell table:formula="of:=LOG([.D36])" office:value-type="float" office:value="2.25042000230889" calcext:value-type="float">
            <text:p>2,25042000230889</text:p>
          </table:table-cell>
          <table:table-cell office:value-type="float" office:value="169" calcext:value-type="float">
            <text:p>169</text:p>
          </table:table-cell>
          <table:table-cell table:formula="of:=LOG([.I36])" office:value-type="float" office:value="2.22788670461367" calcext:value-type="float">
            <text:p>2,2278867046136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5" calcext:value-type="float">
            <text:p>125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table:formula="of:=LOG([.A37])" office:value-type="float" office:value="3.55630250076729" calcext:value-type="float">
            <text:p>3,55630250076729</text:p>
          </table:table-cell>
          <table:table-cell table:formula="of:=LOG([.B37])" office:value-type="float" office:value="2.09691001300806" calcext:value-type="float">
            <text:p>2,09691001300806</text:p>
          </table:table-cell>
          <table:table-cell table:formula="of:=LOG([.C37])" office:value-type="float" office:value="2.26007138798507" calcext:value-type="float">
            <text:p>2,26007138798507</text:p>
          </table:table-cell>
          <table:table-cell table:formula="of:=LOG([.D37])" office:value-type="float" office:value="2.27646180417324" calcext:value-type="float">
            <text:p>2,27646180417324</text:p>
          </table:table-cell>
          <table:table-cell office:value-type="float" office:value="179" calcext:value-type="float">
            <text:p>179</text:p>
          </table:table-cell>
          <table:table-cell table:formula="of:=LOG([.I37])" office:value-type="float" office:value="2.25285303097989" calcext:value-type="float">
            <text:p>2,2528530309798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table:formula="of:=LOG([.A38])" office:value-type="float" office:value="3.56820172406699" calcext:value-type="float">
            <text:p>3,56820172406699</text:p>
          </table:table-cell>
          <table:table-cell table:formula="of:=LOG([.B38])" office:value-type="float" office:value="2.12385164096709" calcext:value-type="float">
            <text:p>2,12385164096709</text:p>
          </table:table-cell>
          <table:table-cell table:formula="of:=LOG([.C38])" office:value-type="float" office:value="2.28330122870355" calcext:value-type="float">
            <text:p>2,28330122870355</text:p>
          </table:table-cell>
          <table:table-cell table:formula="of:=LOG([.D38])" office:value-type="float" office:value="2.30319605742049" calcext:value-type="float">
            <text:p>2,30319605742049</text:p>
          </table:table-cell>
          <table:table-cell office:value-type="float" office:value="190" calcext:value-type="float">
            <text:p>190</text:p>
          </table:table-cell>
          <table:table-cell table:formula="of:=LOG([.I38])" office:value-type="float" office:value="2.27875360095283" calcext:value-type="float">
            <text:p>2,2787536009528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40" calcext:value-type="float">
            <text:p>140</text:p>
          </table:table-cell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table:formula="of:=LOG([.A39])" office:value-type="float" office:value="3.57978359661681" calcext:value-type="float">
            <text:p>3,57978359661681</text:p>
          </table:table-cell>
          <table:table-cell table:formula="of:=LOG([.B39])" office:value-type="float" office:value="2.14612803567824" calcext:value-type="float">
            <text:p>2,14612803567824</text:p>
          </table:table-cell>
          <table:table-cell table:formula="of:=LOG([.C39])" office:value-type="float" office:value="2.30749603791321" calcext:value-type="float">
            <text:p>2,30749603791321</text:p>
          </table:table-cell>
          <table:table-cell table:formula="of:=LOG([.D39])" office:value-type="float" office:value="2.32837960343874" calcext:value-type="float">
            <text:p>2,32837960343874</text:p>
          </table:table-cell>
          <table:table-cell office:value-type="float" office:value="195" calcext:value-type="float">
            <text:p>195</text:p>
          </table:table-cell>
          <table:table-cell table:formula="of:=LOG([.I39])" office:value-type="float" office:value="2.29003461136252" calcext:value-type="float">
            <text:p>2,2900346113625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47" calcext:value-type="float">
            <text:p>147</text:p>
          </table:table-cell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table:formula="of:=LOG([.A40])" office:value-type="float" office:value="3.5910646070265" calcext:value-type="float">
            <text:p>3,5910646070265</text:p>
          </table:table-cell>
          <table:table-cell table:formula="of:=LOG([.B40])" office:value-type="float" office:value="2.16731733474818" calcext:value-type="float">
            <text:p>2,16731733474818</text:p>
          </table:table-cell>
          <table:table-cell table:formula="of:=LOG([.C40])" office:value-type="float" office:value="2.33041377334919" calcext:value-type="float">
            <text:p>2,33041377334919</text:p>
          </table:table-cell>
          <table:table-cell table:formula="of:=LOG([.D40])" office:value-type="float" office:value="2.35024801833416" calcext:value-type="float">
            <text:p>2,35024801833416</text:p>
          </table:table-cell>
          <table:table-cell office:value-type="float" office:value="207" calcext:value-type="float">
            <text:p>207</text:p>
          </table:table-cell>
          <table:table-cell table:formula="of:=LOG([.I40])" office:value-type="float" office:value="2.31597034545692" calcext:value-type="float">
            <text:p>2,315970345456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5" calcext:value-type="float">
            <text:p>155</text:p>
          </table:table-cell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 table:formula="of:=LOG([.A41])" office:value-type="float" office:value="3.60205999132796" calcext:value-type="float">
            <text:p>3,60205999132796</text:p>
          </table:table-cell>
          <table:table-cell table:formula="of:=LOG([.B41])" office:value-type="float" office:value="2.19033169817029" calcext:value-type="float">
            <text:p>2,19033169817029</text:p>
          </table:table-cell>
          <table:table-cell table:formula="of:=LOG([.C41])" office:value-type="float" office:value="2.3541084391474" calcext:value-type="float">
            <text:p>2,3541084391474</text:p>
          </table:table-cell>
          <table:table-cell table:formula="of:=LOG([.D41])" office:value-type="float" office:value="2.3747483460101" calcext:value-type="float">
            <text:p>2,3747483460101</text:p>
          </table:table-cell>
          <table:table-cell office:value-type="float" office:value="217" calcext:value-type="float">
            <text:p>217</text:p>
          </table:table-cell>
          <table:table-cell table:formula="of:=LOG([.I41])" office:value-type="float" office:value="2.33645973384853" calcext:value-type="float">
            <text:p>2,3364597338485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62" calcext:value-type="float">
            <text:p>162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table:formula="of:=LOG([.A42])" office:value-type="float" office:value="3.61278385671973" calcext:value-type="float">
            <text:p>3,61278385671973</text:p>
          </table:table-cell>
          <table:table-cell table:formula="of:=LOG([.B42])" office:value-type="float" office:value="2.20951501454263" calcext:value-type="float">
            <text:p>2,20951501454263</text:p>
          </table:table-cell>
          <table:table-cell table:formula="of:=LOG([.C42])" office:value-type="float" office:value="2.3747483460101" calcext:value-type="float">
            <text:p>2,3747483460101</text:p>
          </table:table-cell>
          <table:table-cell table:formula="of:=LOG([.D42])" office:value-type="float" office:value="2.39619934709574" calcext:value-type="float">
            <text:p>2,39619934709574</text:p>
          </table:table-cell>
          <table:table-cell office:value-type="float" office:value="228" calcext:value-type="float">
            <text:p>228</text:p>
          </table:table-cell>
          <table:table-cell table:formula="of:=LOG([.I42])" office:value-type="float" office:value="2.35793484700045" calcext:value-type="float">
            <text:p>2,3579348470004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71" calcext:value-type="float">
            <text:p>171</text:p>
          </table:table-cell>
          <table:table-cell office:value-type="float" office:value="249" calcext:value-type="float">
            <text:p>249</text:p>
          </table:table-cell>
          <table:table-cell office:value-type="float" office:value="261" calcext:value-type="float">
            <text:p>261</text:p>
          </table:table-cell>
          <table:table-cell table:formula="of:=LOG([.A43])" office:value-type="float" office:value="3.6232492903979" calcext:value-type="float">
            <text:p>3,6232492903979</text:p>
          </table:table-cell>
          <table:table-cell table:formula="of:=LOG([.B43])" office:value-type="float" office:value="2.23299611039215" calcext:value-type="float">
            <text:p>2,23299611039215</text:p>
          </table:table-cell>
          <table:table-cell table:formula="of:=LOG([.C43])" office:value-type="float" office:value="2.39619934709574" calcext:value-type="float">
            <text:p>2,39619934709574</text:p>
          </table:table-cell>
          <table:table-cell table:formula="of:=LOG([.D43])" office:value-type="float" office:value="2.41664050733828" calcext:value-type="float">
            <text:p>2,41664050733828</text:p>
          </table:table-cell>
          <table:table-cell office:value-type="float" office:value="239" calcext:value-type="float">
            <text:p>239</text:p>
          </table:table-cell>
          <table:table-cell table:formula="of:=LOG([.I43])" office:value-type="float" office:value="2.37839790094814" calcext:value-type="float">
            <text:p>2,3783979009481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79" calcext:value-type="float">
            <text:p>179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table:formula="of:=LOG([.A44])" office:value-type="float" office:value="3.63346845557959" calcext:value-type="float">
            <text:p>3,63346845557959</text:p>
          </table:table-cell>
          <table:table-cell table:formula="of:=LOG([.B44])" office:value-type="float" office:value="2.25285303097989" calcext:value-type="float">
            <text:p>2,25285303097989</text:p>
          </table:table-cell>
          <table:table-cell table:formula="of:=LOG([.C44])" office:value-type="float" office:value="2.41664050733828" calcext:value-type="float">
            <text:p>2,41664050733828</text:p>
          </table:table-cell>
          <table:table-cell table:formula="of:=LOG([.D44])" office:value-type="float" office:value="2.43933269383026" calcext:value-type="float">
            <text:p>2,43933269383026</text:p>
          </table:table-cell>
          <table:table-cell office:value-type="float" office:value="313" calcext:value-type="float">
            <text:p>313</text:p>
          </table:table-cell>
          <table:table-cell table:formula="of:=LOG([.I44])" office:value-type="float" office:value="2.49554433754645" calcext:value-type="float">
            <text:p>2,4955443375464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87" calcext:value-type="float">
            <text:p>187</text:p>
          </table:table-cell>
          <table:table-cell office:value-type="float" office:value="273" calcext:value-type="float">
            <text:p>273</text:p>
          </table:table-cell>
          <table:table-cell office:value-type="float" office:value="288" calcext:value-type="float">
            <text:p>288</text:p>
          </table:table-cell>
          <table:table-cell table:formula="of:=LOG([.A45])" office:value-type="float" office:value="3.64345267648619" calcext:value-type="float">
            <text:p>3,64345267648619</text:p>
          </table:table-cell>
          <table:table-cell table:formula="of:=LOG([.B45])" office:value-type="float" office:value="2.2718416065365" calcext:value-type="float">
            <text:p>2,2718416065365</text:p>
          </table:table-cell>
          <table:table-cell table:formula="of:=LOG([.C45])" office:value-type="float" office:value="2.43616264704076" calcext:value-type="float">
            <text:p>2,43616264704076</text:p>
          </table:table-cell>
          <table:table-cell table:formula="of:=LOG([.D45])" office:value-type="float" office:value="2.45939248775923" calcext:value-type="float">
            <text:p>2,45939248775923</text:p>
          </table:table-cell>
          <table:table-cell office:value-type="float" office:value="328" calcext:value-type="float">
            <text:p>328</text:p>
          </table:table-cell>
          <table:table-cell table:formula="of:=LOG([.I45])" office:value-type="float" office:value="2.51587384371168" calcext:value-type="float">
            <text:p>2,5158738437116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96" calcext:value-type="float">
            <text:p>196</text:p>
          </table:table-cell>
          <table:table-cell office:value-type="float" office:value="286" calcext:value-type="float">
            <text:p>286</text:p>
          </table:table-cell>
          <table:table-cell office:value-type="float" office:value="302" calcext:value-type="float">
            <text:p>302</text:p>
          </table:table-cell>
          <table:table-cell table:formula="of:=LOG([.A46])" office:value-type="float" office:value="3.65321251377534" calcext:value-type="float">
            <text:p>3,65321251377534</text:p>
          </table:table-cell>
          <table:table-cell table:formula="of:=LOG([.B46])" office:value-type="float" office:value="2.29225607135648" calcext:value-type="float">
            <text:p>2,29225607135648</text:p>
          </table:table-cell>
          <table:table-cell table:formula="of:=LOG([.C46])" office:value-type="float" office:value="2.45636603312904" calcext:value-type="float">
            <text:p>2,45636603312904</text:p>
          </table:table-cell>
          <table:table-cell table:formula="of:=LOG([.D46])" office:value-type="float" office:value="2.48000694295715" calcext:value-type="float">
            <text:p>2,48000694295715</text:p>
          </table:table-cell>
          <table:table-cell office:value-type="float" office:value="344" calcext:value-type="float">
            <text:p>344</text:p>
          </table:table-cell>
          <table:table-cell table:formula="of:=LOG([.I46])" office:value-type="float" office:value="2.53655844257153" calcext:value-type="float">
            <text:p>2,5365584425715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04" calcext:value-type="float">
            <text:p>204</text:p>
          </table:table-cell>
          <table:table-cell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  <table:table-cell table:formula="of:=LOG([.A47])" office:value-type="float" office:value="3.66275783168157" calcext:value-type="float">
            <text:p>3,66275783168157</text:p>
          </table:table-cell>
          <table:table-cell table:formula="of:=LOG([.B47])" office:value-type="float" office:value="2.3096301674259" calcext:value-type="float">
            <text:p>2,3096301674259</text:p>
          </table:table-cell>
          <table:table-cell table:formula="of:=LOG([.C47])" office:value-type="float" office:value="2.47421626407626" calcext:value-type="float">
            <text:p>2,47421626407626</text:p>
          </table:table-cell>
          <table:table-cell table:formula="of:=LOG([.D47])" office:value-type="float" office:value="2.4996870826184" calcext:value-type="float">
            <text:p>2,4996870826184</text:p>
          </table:table-cell>
          <table:table-cell office:value-type="float" office:value="359" calcext:value-type="float">
            <text:p>359</text:p>
          </table:table-cell>
          <table:table-cell table:formula="of:=LOG([.I47])" office:value-type="float" office:value="2.55509444857832" calcext:value-type="float">
            <text:p>2,5550944485783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14" calcext:value-type="float">
            <text:p>214</text:p>
          </table:table-cell>
          <table:table-cell office:value-type="float" office:value="311" calcext:value-type="float">
            <text:p>311</text:p>
          </table:table-cell>
          <table:table-cell office:value-type="float" office:value="331" calcext:value-type="float">
            <text:p>331</text:p>
          </table:table-cell>
          <table:table-cell table:formula="of:=LOG([.A48])" office:value-type="float" office:value="3.67209785793572" calcext:value-type="float">
            <text:p>3,67209785793572</text:p>
          </table:table-cell>
          <table:table-cell table:formula="of:=LOG([.B48])" office:value-type="float" office:value="2.33041377334919" calcext:value-type="float">
            <text:p>2,33041377334919</text:p>
          </table:table-cell>
          <table:table-cell table:formula="of:=LOG([.C48])" office:value-type="float" office:value="2.49276038902684" calcext:value-type="float">
            <text:p>2,49276038902684</text:p>
          </table:table-cell>
          <table:table-cell table:formula="of:=LOG([.D48])" office:value-type="float" office:value="2.51982799377572" calcext:value-type="float">
            <text:p>2,51982799377572</text:p>
          </table:table-cell>
          <table:table-cell office:value-type="float" office:value="375" calcext:value-type="float">
            <text:p>375</text:p>
          </table:table-cell>
          <table:table-cell table:formula="of:=LOG([.I48])" office:value-type="float" office:value="2.57403126772772" calcext:value-type="float">
            <text:p>2,5740312677277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23" calcext:value-type="float">
            <text:p>223</text:p>
          </table:table-cell>
          <table:table-cell office:value-type="float" office:value="325" calcext:value-type="float">
            <text:p>325</text:p>
          </table:table-cell>
          <table:table-cell office:value-type="float" office:value="345" calcext:value-type="float">
            <text:p>345</text:p>
          </table:table-cell>
          <table:table-cell table:formula="of:=LOG([.A49])" office:value-type="float" office:value="3.68124123737559" calcext:value-type="float">
            <text:p>3,68124123737559</text:p>
          </table:table-cell>
          <table:table-cell table:formula="of:=LOG([.B49])" office:value-type="float" office:value="2.34830486304816" calcext:value-type="float">
            <text:p>2,34830486304816</text:p>
          </table:table-cell>
          <table:table-cell table:formula="of:=LOG([.C49])" office:value-type="float" office:value="2.51188336097887" calcext:value-type="float">
            <text:p>2,51188336097887</text:p>
          </table:table-cell>
          <table:table-cell table:formula="of:=LOG([.D49])" office:value-type="float" office:value="2.53781909507327" calcext:value-type="float">
            <text:p>2,53781909507327</text:p>
          </table:table-cell>
          <table:table-cell office:value-type="float" office:value="392" calcext:value-type="float">
            <text:p>392</text:p>
          </table:table-cell>
          <table:table-cell table:formula="of:=LOG([.I49])" office:value-type="float" office:value="2.59328606702046" calcext:value-type="float">
            <text:p>2,5932860670204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33" calcext:value-type="float">
            <text:p>233</text:p>
          </table:table-cell>
          <table:table-cell office:value-type="float" office:value="339" calcext:value-type="float">
            <text:p>339</text:p>
          </table:table-cell>
          <table:table-cell office:value-type="float" office:value="360" calcext:value-type="float">
            <text:p>360</text:p>
          </table:table-cell>
          <table:table-cell table:formula="of:=LOG([.A50])" office:value-type="float" office:value="3.69019608002851" calcext:value-type="float">
            <text:p>3,69019608002851</text:p>
          </table:table-cell>
          <table:table-cell table:formula="of:=LOG([.B50])" office:value-type="float" office:value="2.36735592102602" calcext:value-type="float">
            <text:p>2,36735592102602</text:p>
          </table:table-cell>
          <table:table-cell table:formula="of:=LOG([.C50])" office:value-type="float" office:value="2.53019969820308" calcext:value-type="float">
            <text:p>2,53019969820308</text:p>
          </table:table-cell>
          <table:table-cell table:formula="of:=LOG([.D50])" office:value-type="float" office:value="2.55630250076729" calcext:value-type="float">
            <text:p>2,55630250076729</text:p>
          </table:table-cell>
          <table:table-cell office:value-type="float" office:value="405" calcext:value-type="float">
            <text:p>405</text:p>
          </table:table-cell>
          <table:table-cell table:formula="of:=LOG([.I50])" office:value-type="float" office:value="2.60745502321467" calcext:value-type="float">
            <text:p>2,6074550232146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42" calcext:value-type="float">
            <text:p>242</text:p>
          </table:table-cell>
          <table:table-cell office:value-type="float" office:value="353" calcext:value-type="float">
            <text:p>353</text:p>
          </table:table-cell>
          <table:table-cell office:value-type="float" office:value="376" calcext:value-type="float">
            <text:p>376</text:p>
          </table:table-cell>
          <table:table-cell table:formula="of:=LOG([.A51])" office:value-type="float" office:value="3.69897000433602" calcext:value-type="float">
            <text:p>3,69897000433602</text:p>
          </table:table-cell>
          <table:table-cell table:formula="of:=LOG([.B51])" office:value-type="float" office:value="2.38381536598043" calcext:value-type="float">
            <text:p>2,38381536598043</text:p>
          </table:table-cell>
          <table:table-cell table:formula="of:=LOG([.C51])" office:value-type="float" office:value="2.54777470538782" calcext:value-type="float">
            <text:p>2,54777470538782</text:p>
          </table:table-cell>
          <table:table-cell table:formula="of:=LOG([.D51])" office:value-type="float" office:value="2.57518784492766" calcext:value-type="float">
            <text:p>2,57518784492766</text:p>
          </table:table-cell>
          <table:table-cell office:value-type="float" office:value="422" calcext:value-type="float">
            <text:p>422</text:p>
          </table:table-cell>
          <table:table-cell table:formula="of:=LOG([.I51])" office:value-type="float" office:value="2.62531245096167" calcext:value-type="float">
            <text:p>2,6253124509616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53" calcext:value-type="float">
            <text:p>253</text:p>
          </table:table-cell>
          <table:table-cell office:value-type="float" office:value="367" calcext:value-type="float">
            <text:p>367</text:p>
          </table:table-cell>
          <table:table-cell office:value-type="float" office:value="393" calcext:value-type="float">
            <text:p>393</text:p>
          </table:table-cell>
          <table:table-cell table:formula="of:=LOG([.A52])" office:value-type="float" office:value="3.70757017609794" calcext:value-type="float">
            <text:p>3,70757017609794</text:p>
          </table:table-cell>
          <table:table-cell table:formula="of:=LOG([.B52])" office:value-type="float" office:value="2.40312052117582" calcext:value-type="float">
            <text:p>2,40312052117582</text:p>
          </table:table-cell>
          <table:table-cell table:formula="of:=LOG([.C52])" office:value-type="float" office:value="2.56466606425209" calcext:value-type="float">
            <text:p>2,56466606425209</text:p>
          </table:table-cell>
          <table:table-cell table:formula="of:=LOG([.D52])" office:value-type="float" office:value="2.59439255037543" calcext:value-type="float">
            <text:p>2,59439255037543</text:p>
          </table:table-cell>
          <table:table-cell office:value-type="float" office:value="440" calcext:value-type="float">
            <text:p>440</text:p>
          </table:table-cell>
          <table:table-cell table:formula="of:=LOG([.I52])" office:value-type="float" office:value="2.64345267648619" calcext:value-type="float">
            <text:p>2,64345267648619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62" calcext:value-type="float">
            <text:p>26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table:formula="of:=LOG([.A53])" office:value-type="float" office:value="3.7160033436348" calcext:value-type="float">
            <text:p>3,7160033436348</text:p>
          </table:table-cell>
          <table:table-cell table:formula="of:=LOG([.B53])" office:value-type="float" office:value="2.41830129131975" calcext:value-type="float">
            <text:p>2,41830129131975</text:p>
          </table:table-cell>
          <table:table-cell table:formula="of:=LOG([.C53])" office:value-type="float" office:value="2.58092497567562" calcext:value-type="float">
            <text:p>2,58092497567562</text:p>
          </table:table-cell>
          <table:table-cell table:formula="of:=LOG([.D53])" office:value-type="float" office:value="2.61066016308988" calcext:value-type="float">
            <text:p>2,61066016308988</text:p>
          </table:table-cell>
          <table:table-cell office:value-type="float" office:value="457" calcext:value-type="float">
            <text:p>457</text:p>
          </table:table-cell>
          <table:table-cell table:formula="of:=LOG([.I53])" office:value-type="float" office:value="2.65991620006985" calcext:value-type="float">
            <text:p>2,6599162000698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72" calcext:value-type="float">
            <text:p>272</text:p>
          </table:table-cell>
          <table:table-cell office:value-type="float" office:value="397" calcext:value-type="float">
            <text:p>397</text:p>
          </table:table-cell>
          <table:table-cell office:value-type="float" office:value="424" calcext:value-type="float">
            <text:p>424</text:p>
          </table:table-cell>
          <table:table-cell table:formula="of:=LOG([.A54])" office:value-type="float" office:value="3.72427586960079" calcext:value-type="float">
            <text:p>3,72427586960079</text:p>
          </table:table-cell>
          <table:table-cell table:formula="of:=LOG([.B54])" office:value-type="float" office:value="2.4345689040342" calcext:value-type="float">
            <text:p>2,4345689040342</text:p>
          </table:table-cell>
          <table:table-cell table:formula="of:=LOG([.C54])" office:value-type="float" office:value="2.59879050676312" calcext:value-type="float">
            <text:p>2,59879050676312</text:p>
          </table:table-cell>
          <table:table-cell table:formula="of:=LOG([.D54])" office:value-type="float" office:value="2.62736585659273" calcext:value-type="float">
            <text:p>2,62736585659273</text:p>
          </table:table-cell>
          <table:table-cell office:value-type="float" office:value="475" calcext:value-type="float">
            <text:p>475</text:p>
          </table:table-cell>
          <table:table-cell table:formula="of:=LOG([.I54])" office:value-type="float" office:value="2.67669360962487" calcext:value-type="float">
            <text:p>2,67669360962487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83" calcext:value-type="float">
            <text:p>283</text:p>
          </table:table-cell>
          <table:table-cell office:value-type="float" office:value="415" calcext:value-type="float">
            <text:p>415</text:p>
          </table:table-cell>
          <table:table-cell office:value-type="float" office:value="441" calcext:value-type="float">
            <text:p>441</text:p>
          </table:table-cell>
          <table:table-cell table:formula="of:=LOG([.A55])" office:value-type="float" office:value="3.73239375982297" calcext:value-type="float">
            <text:p>3,73239375982297</text:p>
          </table:table-cell>
          <table:table-cell table:formula="of:=LOG([.B55])" office:value-type="float" office:value="2.45178643552429" calcext:value-type="float">
            <text:p>2,45178643552429</text:p>
          </table:table-cell>
          <table:table-cell table:formula="of:=LOG([.C55])" office:value-type="float" office:value="2.61804809671209" calcext:value-type="float">
            <text:p>2,61804809671209</text:p>
          </table:table-cell>
          <table:table-cell table:formula="of:=LOG([.D55])" office:value-type="float" office:value="2.64443858946784" calcext:value-type="float">
            <text:p>2,64443858946784</text:p>
          </table:table-cell>
          <table:table-cell office:value-type="float" office:value="478" calcext:value-type="float">
            <text:p>478</text:p>
          </table:table-cell>
          <table:table-cell table:formula="of:=LOG([.I55])" office:value-type="float" office:value="2.67942789661212" calcext:value-type="float">
            <text:p>2,6794278966121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93" calcext:value-type="float">
            <text:p>293</text:p>
          </table:table-cell>
          <table:table-cell office:value-type="float" office:value="427" calcext:value-type="float">
            <text:p>427</text:p>
          </table:table-cell>
          <table:table-cell office:value-type="float" office:value="458" calcext:value-type="float">
            <text:p>458</text:p>
          </table:table-cell>
          <table:table-cell table:formula="of:=LOG([.A56])" office:value-type="float" office:value="3.74036268949424" calcext:value-type="float">
            <text:p>3,74036268949424</text:p>
          </table:table-cell>
          <table:table-cell table:formula="of:=LOG([.B56])" office:value-type="float" office:value="2.46686762035411" calcext:value-type="float">
            <text:p>2,46686762035411</text:p>
          </table:table-cell>
          <table:table-cell table:formula="of:=LOG([.C56])" office:value-type="float" office:value="2.63042787502502" calcext:value-type="float">
            <text:p>2,63042787502502</text:p>
          </table:table-cell>
          <table:table-cell table:formula="of:=LOG([.D56])" office:value-type="float" office:value="2.66086547800387" calcext:value-type="float">
            <text:p>2,66086547800387</text:p>
          </table:table-cell>
          <table:table-cell office:value-type="float" office:value="496" calcext:value-type="float">
            <text:p>496</text:p>
          </table:table-cell>
          <table:table-cell table:formula="of:=LOG([.I56])" office:value-type="float" office:value="2.6954816764902" calcext:value-type="float">
            <text:p>2,6954816764902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304" calcext:value-type="float">
            <text:p>304</text:p>
          </table:table-cell>
          <table:table-cell office:value-type="float" office:value="443" calcext:value-type="float">
            <text:p>443</text:p>
          </table:table-cell>
          <table:table-cell office:value-type="float" office:value="476" calcext:value-type="float">
            <text:p>476</text:p>
          </table:table-cell>
          <table:table-cell table:formula="of:=LOG([.A57])" office:value-type="float" office:value="3.7481880270062" calcext:value-type="float">
            <text:p>3,7481880270062</text:p>
          </table:table-cell>
          <table:table-cell table:formula="of:=LOG([.B57])" office:value-type="float" office:value="2.48287358360875" calcext:value-type="float">
            <text:p>2,48287358360875</text:p>
          </table:table-cell>
          <table:table-cell table:formula="of:=LOG([.C57])" office:value-type="float" office:value="2.64640372622307" calcext:value-type="float">
            <text:p>2,64640372622307</text:p>
          </table:table-cell>
          <table:table-cell table:formula="of:=LOG([.D57])" office:value-type="float" office:value="2.67760695272049" calcext:value-type="float">
            <text:p>2,67760695272049</text:p>
          </table:table-cell>
          <table:table-cell office:value-type="float" office:value="515" calcext:value-type="float">
            <text:p>515</text:p>
          </table:table-cell>
          <table:table-cell table:formula="of:=LOG([.I57])" office:value-type="float" office:value="2.71180722904119" calcext:value-type="float">
            <text:p>2,71180722904119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315" calcext:value-type="float">
            <text:p>315</text:p>
          </table:table-cell>
          <table:table-cell office:value-type="float" office:value="461" calcext:value-type="float">
            <text:p>461</text:p>
          </table:table-cell>
          <table:table-cell office:value-type="float" office:value="494" calcext:value-type="float">
            <text:p>494</text:p>
          </table:table-cell>
          <table:table-cell table:formula="of:=LOG([.A58])" office:value-type="float" office:value="3.75587485567249" calcext:value-type="float">
            <text:p>3,75587485567249</text:p>
          </table:table-cell>
          <table:table-cell table:formula="of:=LOG([.B58])" office:value-type="float" office:value="2.4983105537896" calcext:value-type="float">
            <text:p>2,4983105537896</text:p>
          </table:table-cell>
          <table:table-cell table:formula="of:=LOG([.C58])" office:value-type="float" office:value="2.66370092538965" calcext:value-type="float">
            <text:p>2,66370092538965</text:p>
          </table:table-cell>
          <table:table-cell table:formula="of:=LOG([.D58])" office:value-type="float" office:value="2.69372694892365" calcext:value-type="float">
            <text:p>2,69372694892365</text:p>
          </table:table-cell>
          <table:table-cell office:value-type="float" office:value="533" calcext:value-type="float">
            <text:p>533</text:p>
          </table:table-cell>
          <table:table-cell table:formula="of:=LOG([.I58])" office:value-type="float" office:value="2.72672720902657" calcext:value-type="float">
            <text:p>2,72672720902657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326" calcext:value-type="float">
            <text:p>326</text:p>
          </table:table-cell>
          <table:table-cell office:value-type="float" office:value="475" calcext:value-type="float">
            <text:p>475</text:p>
          </table:table-cell>
          <table:table-cell office:value-type="float" office:value="512" calcext:value-type="float">
            <text:p>512</text:p>
          </table:table-cell>
          <table:table-cell table:formula="of:=LOG([.A59])" office:value-type="float" office:value="3.76342799356294" calcext:value-type="float">
            <text:p>3,76342799356294</text:p>
          </table:table-cell>
          <table:table-cell table:formula="of:=LOG([.B59])" office:value-type="float" office:value="2.51321760006794" calcext:value-type="float">
            <text:p>2,51321760006794</text:p>
          </table:table-cell>
          <table:table-cell table:formula="of:=LOG([.C59])" office:value-type="float" office:value="2.67669360962487" calcext:value-type="float">
            <text:p>2,67669360962487</text:p>
          </table:table-cell>
          <table:table-cell table:formula="of:=LOG([.D59])" office:value-type="float" office:value="2.70926996097583" calcext:value-type="float">
            <text:p>2,70926996097583</text:p>
          </table:table-cell>
          <table:table-cell office:value-type="float" office:value="552" calcext:value-type="float">
            <text:p>552</text:p>
          </table:table-cell>
          <table:table-cell table:formula="of:=LOG([.I59])" office:value-type="float" office:value="2.7419390777292" calcext:value-type="float">
            <text:p>2,741939077729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337" calcext:value-type="float">
            <text:p>337</text:p>
          </table:table-cell>
          <table:table-cell office:value-type="float" office:value="491" calcext:value-type="float">
            <text:p>491</text:p>
          </table:table-cell>
          <table:table-cell office:value-type="float" office:value="531" calcext:value-type="float">
            <text:p>531</text:p>
          </table:table-cell>
          <table:table-cell table:formula="of:=LOG([.A60])" office:value-type="float" office:value="3.77085201164214" calcext:value-type="float">
            <text:p>3,77085201164214</text:p>
          </table:table-cell>
          <table:table-cell table:formula="of:=LOG([.B60])" office:value-type="float" office:value="2.52762990087134" calcext:value-type="float">
            <text:p>2,52762990087134</text:p>
          </table:table-cell>
          <table:table-cell table:formula="of:=LOG([.C60])" office:value-type="float" office:value="2.69108149212297" calcext:value-type="float">
            <text:p>2,69108149212297</text:p>
          </table:table-cell>
          <table:table-cell table:formula="of:=LOG([.D60])" office:value-type="float" office:value="2.72509452108147" calcext:value-type="float">
            <text:p>2,72509452108147</text:p>
          </table:table-cell>
          <table:table-cell office:value-type="float" office:value="571" calcext:value-type="float">
            <text:p>571</text:p>
          </table:table-cell>
          <table:table-cell table:formula="of:=LOG([.I60])" office:value-type="float" office:value="2.75663610824585" calcext:value-type="float">
            <text:p>2,7566361082458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49" calcext:value-type="float">
            <text:p>349</text:p>
          </table:table-cell>
          <table:table-cell office:value-type="float" office:value="507" calcext:value-type="float">
            <text:p>507</text:p>
          </table:table-cell>
          <table:table-cell office:value-type="float" office:value="549" calcext:value-type="float">
            <text:p>549</text:p>
          </table:table-cell>
          <table:table-cell table:formula="of:=LOG([.A61])" office:value-type="float" office:value="3.77815125038364" calcext:value-type="float">
            <text:p>3,77815125038364</text:p>
          </table:table-cell>
          <table:table-cell table:formula="of:=LOG([.B61])" office:value-type="float" office:value="2.54282542695918" calcext:value-type="float">
            <text:p>2,54282542695918</text:p>
          </table:table-cell>
          <table:table-cell table:formula="of:=LOG([.C61])" office:value-type="float" office:value="2.70500795933334" calcext:value-type="float">
            <text:p>2,70500795933334</text:p>
          </table:table-cell>
          <table:table-cell table:formula="of:=LOG([.D61])" office:value-type="float" office:value="2.73957234445009" calcext:value-type="float">
            <text:p>2,73957234445009</text:p>
          </table:table-cell>
          <table:table-cell office:value-type="float" office:value="588" calcext:value-type="float">
            <text:p>588</text:p>
          </table:table-cell>
          <table:table-cell table:formula="of:=LOG([.I61])" office:value-type="float" office:value="2.76937732607614" calcext:value-type="float">
            <text:p>2,7693773260761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360" calcext:value-type="float">
            <text:p>360</text:p>
          </table:table-cell>
          <table:table-cell office:value-type="float" office:value="524" calcext:value-type="float">
            <text:p>524</text:p>
          </table:table-cell>
          <table:table-cell office:value-type="float" office:value="570" calcext:value-type="float">
            <text:p>570</text:p>
          </table:table-cell>
          <table:table-cell table:formula="of:=LOG([.A62])" office:value-type="float" office:value="3.78532983501077" calcext:value-type="float">
            <text:p>3,78532983501077</text:p>
          </table:table-cell>
          <table:table-cell table:formula="of:=LOG([.B62])" office:value-type="float" office:value="2.55630250076729" calcext:value-type="float">
            <text:p>2,55630250076729</text:p>
          </table:table-cell>
          <table:table-cell table:formula="of:=LOG([.C62])" office:value-type="float" office:value="2.71933128698373" calcext:value-type="float">
            <text:p>2,71933128698373</text:p>
          </table:table-cell>
          <table:table-cell table:formula="of:=LOG([.D62])" office:value-type="float" office:value="2.75587485567249" calcext:value-type="float">
            <text:p>2,75587485567249</text:p>
          </table:table-cell>
          <table:table-cell office:value-type="float" office:value="609" calcext:value-type="float">
            <text:p>609</text:p>
          </table:table-cell>
          <table:table-cell table:formula="of:=LOG([.I62])" office:value-type="float" office:value="2.78461729263288" calcext:value-type="float">
            <text:p>2,78461729263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51:25.413681268</meta:creation-date>
    <meta:generator>LibreOffice/7.3.7.2$Linux_X86_64 LibreOffice_project/30$Build-2</meta:generator>
    <dc:date>2023-03-02T14:32:23.851599469</dc:date>
    <meta:editing-duration>PT1H21M5S</meta:editing-duration>
    <meta:editing-cycles>9</meta:editing-cycles>
    <meta:document-statistic meta:table-count="1" meta:cell-count="6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2"/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381cm" svg:height="14.849cm" xlink:href=".." xlink:type="simple" chart:class="chart:scatter" chart:style-name="ch1">
        <chart:title svg:x="12.075cm" svg:y="0.432cm" chart:style-name="ch2">
          <text:p>logT(logN)</text:p>
        </chart:title>
        <chart:legend chart:legend-position="end" svg:x="21.465cm" svg:y="5.382cm" style:legend-expansion="high" chart:style-name="ch3"/>
        <chart:plot-area chart:style-name="ch4" table:cell-range-address="Лист1.E4:Лист1.F97 Лист1.F3:Лист1.F3 Лист1.J3:Лист1.J62 Лист1.H4:Лист1.H97 Лист1.G3:Лист1.G97" chart:data-source-has-labels="row" svg:x="1.538cm" svg:y="1.507cm" svg:width="19.4cm" svg:height="12.065cm">
          <chart:coordinate-region svg:x="2.265cm" svg:y="1.706cm" svg:width="18.579cm" svg:height="11.219cm"/>
          <chart:axis chart:dimension="x" chart:name="primary-x" chart:style-name="ch5">
            <chart:title svg:x="10.731cm" svg:y="13.868cm" chart:style-name="ch6">
              <text:p>log(N)</text:p>
            </chart:title>
          </chart:axis>
          <chart:axis chart:dimension="y" chart:name="primary-y" chart:style-name="ch7">
            <chart:title svg:x="0.451cm" svg:y="7.967cm" chart:style-name="ch8">
              <text:p>log(t)</text:p>
            </chart:title>
            <chart:grid chart:style-name="ch9" chart:class="major"/>
          </chart:axis>
          <chart:series chart:style-name="ch10" chart:values-cell-range-address="Лист1.F4:Лист1.F97" chart:label-cell-address="Лист1.F3:Лист1.F3" chart:class="chart:scatter">
            <chart:domain table:cell-range-address="Лист1.E4:Лист1.E97"/>
            <chart:regression-curve chart:style-name="ch11">
              <chart:equation chart:display-equation="true" chart:display-r-square="false" svg:x="0.572cm" svg:y="0.51cm" chart:style-name="ch12"/>
            </chart:regression-curve>
            <chart:data-point chart:repeated="94"/>
          </chart:series>
          <chart:series chart:style-name="ch13" chart:values-cell-range-address="Лист1.J3:Лист1.J62" chart:class="chart:scatter">
            <chart:domain table:cell-range-address="Лист1.E3:Лист1.E62"/>
            <chart:regression-curve chart:style-name="ch14">
              <chart:equation chart:display-equation="true" chart:display-r-square="false" svg:x="21.039cm" svg:y="10.882cm" chart:style-name="ch12"/>
            </chart:regression-curve>
            <chart:data-point chart:repeated="60"/>
          </chart:series>
          <chart:series chart:style-name="ch15" chart:values-cell-range-address="Лист1.H4:Лист1.H97" chart:class="chart:scatter">
            <chart:domain table:cell-range-address="Лист1.E3:Лист1.E97"/>
            <chart:regression-curve chart:style-name="ch16">
              <chart:equation chart:display-equation="true" chart:display-r-square="false" svg:x="22.082cm" svg:y="2.181cm" chart:style-name="ch12"/>
            </chart:regression-curve>
            <chart:data-point chart:repeated="95"/>
          </chart:series>
          <chart:series chart:style-name="ch17" chart:values-cell-range-address="Лист1.G3:Лист1.G97" chart:class="chart:scatter">
            <chart:domain table:cell-range-address="Лист1.E3:Лист1.E97"/>
            <chart:regression-curve chart:style-name="ch18">
              <chart:equation chart:display-equation="true" chart:display-r-square="false" svg:x="17.184cm" svg:y="0.523cm" chart:style-name="ch12"/>
            </chart:regression-curve>
            <chart:data-point chart:repeated="9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log(step1)</text:p>
                <draw:g>
                  <svg:desc>Лист1.F3:Лист1.F3</svg:desc>
                </draw:g>
              </table:table-cell>
              <table:table-cell office:value-type="string">
                <text:p>Столбец E</text:p>
              </table:table-cell>
              <table:table-cell office:value-type="string">
                <text:p>Столбец J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7712125471966">
                <text:p>2.47712125471966</text:p>
                <draw:g>
                  <svg:desc>Лист1.E4:Лист1.E97</svg:desc>
                </draw:g>
              </table:table-cell>
              <table:table-cell office:value-type="float" office:value="0">
                <text:p>0</text:p>
                <draw:g>
                  <svg:desc>Лист1.F4:Лист1.F97</svg:desc>
                </draw:g>
              </table:table-cell>
              <table:table-cell office:value-type="float" office:value="NaN">
                <text:p>NaN</text:p>
                <draw:g>
                  <svg:desc>Лист1.E3:Лист1.E62</svg:desc>
                </draw:g>
              </table:table-cell>
              <table:table-cell office:value-type="float" office:value="NaN">
                <text:p>NaN</text:p>
                <draw:g>
                  <svg:desc>Лист1.J3:Лист1.J62</svg:desc>
                </draw:g>
              </table:table-cell>
              <table:table-cell office:value-type="float" office:value="NaN">
                <text:p>NaN</text:p>
                <draw:g>
                  <svg:desc>Лист1.E3:Лист1.E97</svg:desc>
                </draw:g>
              </table:table-cell>
              <table:table-cell office:value-type="float" office:value="0">
                <text:p>0</text:p>
                <draw:g>
                  <svg:desc>Лист1.H4:Лист1.H97</svg:desc>
                </draw:g>
              </table:table-cell>
              <table:table-cell office:value-type="float" office:value="NaN">
                <text:p>NaN</text:p>
                <draw:g>
                  <svg:desc>Лист1.E3:Лист1.E97</svg:desc>
                </draw:g>
              </table:table-cell>
              <table:table-cell office:value-type="float" office:value="NaN">
                <text:p>NaN</text:p>
                <draw:g>
                  <svg:desc>Лист1.G3:Лист1.G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2.47712125471966">
                <text:p>2.47712125471966</text:p>
              </table:table-cell>
              <table:table-cell office:value-type="float" office:value="0">
                <text:p>0</text:p>
              </table:table-cell>
              <table:table-cell office:value-type="float" office:value="2.47712125471966">
                <text:p>2.47712125471966</text:p>
              </table:table-cell>
              <table:table-cell office:value-type="float" office:value="0">
                <text:p>0</text:p>
              </table:table-cell>
              <table:table-cell office:value-type="float" office:value="2.47712125471966">
                <text:p>2.4771212547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0">
                <text:p>0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0">
                <text:p>0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509804001426">
                <text:p>2.84509804001426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2.84509804001426">
                <text:p>2.84509804001426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2.84509804001426">
                <text:p>2.84509804001426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2.84509804001426">
                <text:p>2.84509804001426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5424250943932">
                <text:p>2.95424250943932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2.95424250943932">
                <text:p>2.95424250943932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2.95424250943932">
                <text:p>2.95424250943932</text:p>
              </table:table-cell>
              <table:table-cell office:value-type="float" office:value="1">
                <text:p>1</text:p>
              </table:table-cell>
              <table:table-cell office:value-type="float" office:value="2.95424250943932">
                <text:p>2.95424250943932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4139268515822">
                <text:p>3.04139268515822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11394335230684">
                <text:p>1.11394335230684</text:p>
              </table:table-cell>
              <table:table-cell office:value-type="float" office:value="3">
                <text:p>3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7918124604762">
                <text:p>3.07918124604762</text:p>
              </table:table-cell>
              <table:table-cell office:value-type="float" office:value="1.11394335230684">
                <text:p>1.11394335230684</text:p>
              </table:table-cell>
              <table:table-cell office:value-type="float" office:value="3.04139268515822">
                <text:p>3.04139268515822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3.04139268515822">
                <text:p>3.0413926851582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3.04139268515822">
                <text:p>3.04139268515822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1394335230684">
                <text:p>3.11394335230684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3.07918124604762">
                <text:p>3.07918124604762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3.07918124604762">
                <text:p>3.07918124604762</text:p>
              </table:table-cell>
              <table:table-cell office:value-type="float" office:value="1.27875360095283">
                <text:p>1.27875360095283</text:p>
              </table:table-cell>
              <table:table-cell office:value-type="float" office:value="3.07918124604762">
                <text:p>3.07918124604762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4612803567824">
                <text:p>3.14612803567824</text:p>
              </table:table-cell>
              <table:table-cell office:value-type="float" office:value="1.27875360095283">
                <text:p>1.27875360095283</text:p>
              </table:table-cell>
              <table:table-cell office:value-type="float" office:value="3.11394335230684">
                <text:p>3.11394335230684</text:p>
              </table:table-cell>
              <table:table-cell office:value-type="float" office:value="1.34242268082221">
                <text:p>1.34242268082221</text:p>
              </table:table-cell>
              <table:table-cell office:value-type="float" office:value="3.11394335230684">
                <text:p>3.11394335230684</text:p>
              </table:table-cell>
              <table:table-cell office:value-type="float" office:value="1.36172783601759">
                <text:p>1.36172783601759</text:p>
              </table:table-cell>
              <table:table-cell office:value-type="float" office:value="3.11394335230684">
                <text:p>3.11394335230684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7609125905568">
                <text:p>3.17609125905568</text:p>
              </table:table-cell>
              <table:table-cell office:value-type="float" office:value="1.32221929473392">
                <text:p>1.32221929473392</text:p>
              </table:table-cell>
              <table:table-cell office:value-type="float" office:value="3.14612803567824">
                <text:p>3.14612803567824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3.14612803567824">
                <text:p>3.14612803567824</text:p>
              </table:table-cell>
              <table:table-cell office:value-type="float" office:value="1.43136376415899">
                <text:p>1.43136376415899</text:p>
              </table:table-cell>
              <table:table-cell office:value-type="float" office:value="3.14612803567824">
                <text:p>3.14612803567824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0411998265592">
                <text:p>3.20411998265592</text:p>
              </table:table-cell>
              <table:table-cell office:value-type="float" office:value="1.38021124171161">
                <text:p>1.38021124171161</text:p>
              </table:table-cell>
              <table:table-cell office:value-type="float" office:value="3.17609125905568">
                <text:p>3.17609125905568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3.17609125905568">
                <text:p>3.17609125905568</text:p>
              </table:table-cell>
              <table:table-cell office:value-type="float" office:value="1.50514997831991">
                <text:p>1.50514997831991</text:p>
              </table:table-cell>
              <table:table-cell office:value-type="float" office:value="3.17609125905568">
                <text:p>3.17609125905568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3044892137827">
                <text:p>3.23044892137827</text:p>
              </table:table-cell>
              <table:table-cell office:value-type="float" office:value="1.43136376415899">
                <text:p>1.43136376415899</text:p>
              </table:table-cell>
              <table:table-cell office:value-type="float" office:value="3.20411998265592">
                <text:p>3.20411998265592</text:p>
              </table:table-cell>
              <table:table-cell office:value-type="float" office:value="1.53147891704226">
                <text:p>1.53147891704226</text:p>
              </table:table-cell>
              <table:table-cell office:value-type="float" office:value="3.20411998265592">
                <text:p>3.20411998265592</text:p>
              </table:table-cell>
              <table:table-cell office:value-type="float" office:value="1.55630250076729">
                <text:p>1.55630250076729</text:p>
              </table:table-cell>
              <table:table-cell office:value-type="float" office:value="3.20411998265592">
                <text:p>3.20411998265592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5527250510331">
                <text:p>3.25527250510331</text:p>
              </table:table-cell>
              <table:table-cell office:value-type="float" office:value="1.49136169383427">
                <text:p>1.49136169383427</text:p>
              </table:table-cell>
              <table:table-cell office:value-type="float" office:value="3.23044892137827">
                <text:p>3.23044892137827</text:p>
              </table:table-cell>
              <table:table-cell office:value-type="float" office:value="1.5910646070265">
                <text:p>1.5910646070265</text:p>
              </table:table-cell>
              <table:table-cell office:value-type="float" office:value="3.23044892137827">
                <text:p>3.23044892137827</text:p>
              </table:table-cell>
              <table:table-cell office:value-type="float" office:value="1.61278385671974">
                <text:p>1.61278385671974</text:p>
              </table:table-cell>
              <table:table-cell office:value-type="float" office:value="3.23044892137827">
                <text:p>3.23044892137827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7875360095283">
                <text:p>3.27875360095283</text:p>
              </table:table-cell>
              <table:table-cell office:value-type="float" office:value="1.53147891704226">
                <text:p>1.53147891704226</text:p>
              </table:table-cell>
              <table:table-cell office:value-type="float" office:value="3.25527250510331">
                <text:p>3.25527250510331</text:p>
              </table:table-cell>
              <table:table-cell office:value-type="float" office:value="1.5910646070265">
                <text:p>1.5910646070265</text:p>
              </table:table-cell>
              <table:table-cell office:value-type="float" office:value="3.25527250510331">
                <text:p>3.25527250510331</text:p>
              </table:table-cell>
              <table:table-cell office:value-type="float" office:value="1.67209785793572">
                <text:p>1.67209785793572</text:p>
              </table:table-cell>
              <table:table-cell office:value-type="float" office:value="3.25527250510331">
                <text:p>3.25527250510331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1.57978359661681">
                <text:p>1.57978359661681</text:p>
              </table:table-cell>
              <table:table-cell office:value-type="float" office:value="3.27875360095283">
                <text:p>3.27875360095283</text:p>
              </table:table-cell>
              <table:table-cell office:value-type="float" office:value="1.64345267648619">
                <text:p>1.64345267648619</text:p>
              </table:table-cell>
              <table:table-cell office:value-type="float" office:value="3.27875360095283">
                <text:p>3.27875360095283</text:p>
              </table:table-cell>
              <table:table-cell office:value-type="float" office:value="1.7160033436348">
                <text:p>1.7160033436348</text:p>
              </table:table-cell>
              <table:table-cell office:value-type="float" office:value="3.27875360095283">
                <text:p>3.27875360095283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2221929473392">
                <text:p>3.32221929473392</text:p>
              </table:table-cell>
              <table:table-cell office:value-type="float" office:value="1.6232492903979">
                <text:p>1.6232492903979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1.69019608002851">
                <text:p>1.69019608002851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1.76342799356294">
                <text:p>1.76342799356294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4242268082221">
                <text:p>3.34242268082221</text:p>
              </table:table-cell>
              <table:table-cell office:value-type="float" office:value="1.66275783168157">
                <text:p>1.66275783168157</text:p>
              </table:table-cell>
              <table:table-cell office:value-type="float" office:value="3.32221929473392">
                <text:p>3.32221929473392</text:p>
              </table:table-cell>
              <table:table-cell office:value-type="float" office:value="1.73239375982297">
                <text:p>1.73239375982297</text:p>
              </table:table-cell>
              <table:table-cell office:value-type="float" office:value="3.32221929473392">
                <text:p>3.32221929473392</text:p>
              </table:table-cell>
              <table:table-cell office:value-type="float" office:value="1.81291335664286">
                <text:p>1.81291335664286</text:p>
              </table:table-cell>
              <table:table-cell office:value-type="float" office:value="3.32221929473392">
                <text:p>3.32221929473392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172783601759">
                <text:p>3.36172783601759</text:p>
              </table:table-cell>
              <table:table-cell office:value-type="float" office:value="1.70757017609794">
                <text:p>1.70757017609794</text:p>
              </table:table-cell>
              <table:table-cell office:value-type="float" office:value="3.34242268082221">
                <text:p>3.34242268082221</text:p>
              </table:table-cell>
              <table:table-cell office:value-type="float" office:value="1.77815125038364">
                <text:p>1.77815125038364</text:p>
              </table:table-cell>
              <table:table-cell office:value-type="float" office:value="3.34242268082221">
                <text:p>3.34242268082221</text:p>
              </table:table-cell>
              <table:table-cell office:value-type="float" office:value="1.85733249643127">
                <text:p>1.85733249643127</text:p>
              </table:table-cell>
              <table:table-cell office:value-type="float" office:value="3.34242268082221">
                <text:p>3.34242268082221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8021124171161">
                <text:p>3.38021124171161</text:p>
              </table:table-cell>
              <table:table-cell office:value-type="float" office:value="1.74036268949424">
                <text:p>1.74036268949424</text:p>
              </table:table-cell>
              <table:table-cell office:value-type="float" office:value="3.36172783601759">
                <text:p>3.36172783601759</text:p>
              </table:table-cell>
              <table:table-cell office:value-type="float" office:value="1.91381385238372">
                <text:p>1.91381385238372</text:p>
              </table:table-cell>
              <table:table-cell office:value-type="float" office:value="3.36172783601759">
                <text:p>3.36172783601759</text:p>
              </table:table-cell>
              <table:table-cell office:value-type="float" office:value="1.89762709129044">
                <text:p>1.89762709129044</text:p>
              </table:table-cell>
              <table:table-cell office:value-type="float" office:value="3.36172783601759">
                <text:p>3.36172783601759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9794000867204">
                <text:p>3.39794000867204</text:p>
              </table:table-cell>
              <table:table-cell office:value-type="float" office:value="1.77085201164214">
                <text:p>1.77085201164214</text:p>
              </table:table-cell>
              <table:table-cell office:value-type="float" office:value="3.38021124171161">
                <text:p>3.38021124171161</text:p>
              </table:table-cell>
              <table:table-cell office:value-type="float" office:value="1.95424250943932">
                <text:p>1.95424250943932</text:p>
              </table:table-cell>
              <table:table-cell office:value-type="float" office:value="3.38021124171161">
                <text:p>3.38021124171161</text:p>
              </table:table-cell>
              <table:table-cell office:value-type="float" office:value="1.93449845124357">
                <text:p>1.93449845124357</text:p>
              </table:table-cell>
              <table:table-cell office:value-type="float" office:value="3.38021124171161">
                <text:p>3.38021124171161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1497334797082">
                <text:p>3.41497334797082</text:p>
              </table:table-cell>
              <table:table-cell office:value-type="float" office:value="1.81291335664286">
                <text:p>1.81291335664286</text:p>
              </table:table-cell>
              <table:table-cell office:value-type="float" office:value="3.39794000867204">
                <text:p>3.39794000867204</text:p>
              </table:table-cell>
              <table:table-cell office:value-type="float" office:value="1.9912260756925">
                <text:p>1.9912260756925</text:p>
              </table:table-cell>
              <table:table-cell office:value-type="float" office:value="3.39794000867204">
                <text:p>3.39794000867204</text:p>
              </table:table-cell>
              <table:table-cell office:value-type="float" office:value="1.9731278535997">
                <text:p>1.9731278535997</text:p>
              </table:table-cell>
              <table:table-cell office:value-type="float" office:value="3.39794000867204">
                <text:p>3.39794000867204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136376415899">
                <text:p>3.43136376415899</text:p>
              </table:table-cell>
              <table:table-cell office:value-type="float" office:value="1.84509804001426">
                <text:p>1.84509804001426</text:p>
              </table:table-cell>
              <table:table-cell office:value-type="float" office:value="3.41497334797082">
                <text:p>3.41497334797082</text:p>
              </table:table-cell>
              <table:table-cell office:value-type="float" office:value="2.02530586526477">
                <text:p>2.02530586526477</text:p>
              </table:table-cell>
              <table:table-cell office:value-type="float" office:value="3.41497334797082">
                <text:p>3.41497334797082</text:p>
              </table:table-cell>
              <table:table-cell office:value-type="float" office:value="2.00860017176192">
                <text:p>2.00860017176192</text:p>
              </table:table-cell>
              <table:table-cell office:value-type="float" office:value="3.41497334797082">
                <text:p>3.41497334797082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4715803134222">
                <text:p>3.44715803134222</text:p>
              </table:table-cell>
              <table:table-cell office:value-type="float" office:value="1.8750612633917">
                <text:p>1.8750612633917</text:p>
              </table:table-cell>
              <table:table-cell office:value-type="float" office:value="3.43136376415899">
                <text:p>3.43136376415899</text:p>
              </table:table-cell>
              <table:table-cell office:value-type="float" office:value="2.05690485133647">
                <text:p>2.05690485133647</text:p>
              </table:table-cell>
              <table:table-cell office:value-type="float" office:value="3.43136376415899">
                <text:p>3.43136376415899</text:p>
              </table:table-cell>
              <table:table-cell office:value-type="float" office:value="2.04139268515822">
                <text:p>2.04139268515822</text:p>
              </table:table-cell>
              <table:table-cell office:value-type="float" office:value="3.43136376415899">
                <text:p>3.43136376415899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6239799789896">
                <text:p>3.46239799789896</text:p>
              </table:table-cell>
              <table:table-cell office:value-type="float" office:value="1.90848501887865">
                <text:p>1.90848501887865</text:p>
              </table:table-cell>
              <table:table-cell office:value-type="float" office:value="3.44715803134222">
                <text:p>3.44715803134222</text:p>
              </table:table-cell>
              <table:table-cell office:value-type="float" office:value="2.07918124604762">
                <text:p>2.07918124604762</text:p>
              </table:table-cell>
              <table:table-cell office:value-type="float" office:value="3.44715803134222">
                <text:p>3.44715803134222</text:p>
              </table:table-cell>
              <table:table-cell office:value-type="float" office:value="2.07554696139253">
                <text:p>2.07554696139253</text:p>
              </table:table-cell>
              <table:table-cell office:value-type="float" office:value="3.44715803134222">
                <text:p>3.44715803134222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7712125471966">
                <text:p>3.47712125471966</text:p>
              </table:table-cell>
              <table:table-cell office:value-type="float" office:value="1.93951925261862">
                <text:p>1.93951925261862</text:p>
              </table:table-cell>
              <table:table-cell office:value-type="float" office:value="3.46239799789896">
                <text:p>3.46239799789896</text:p>
              </table:table-cell>
              <table:table-cell office:value-type="float" office:value="2.11058971029925">
                <text:p>2.11058971029925</text:p>
              </table:table-cell>
              <table:table-cell office:value-type="float" office:value="3.46239799789896">
                <text:p>3.46239799789896</text:p>
              </table:table-cell>
              <table:table-cell office:value-type="float" office:value="2.10720996964787">
                <text:p>2.10720996964787</text:p>
              </table:table-cell>
              <table:table-cell office:value-type="float" office:value="3.46239799789896">
                <text:p>3.46239799789896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9136169383427">
                <text:p>3.49136169383427</text:p>
              </table:table-cell>
              <table:table-cell office:value-type="float" office:value="1.96848294855394">
                <text:p>1.96848294855394</text:p>
              </table:table-cell>
              <table:table-cell office:value-type="float" office:value="3.47712125471966">
                <text:p>3.47712125471966</text:p>
              </table:table-cell>
              <table:table-cell office:value-type="float" office:value="2.14301480025409">
                <text:p>2.14301480025409</text:p>
              </table:table-cell>
              <table:table-cell office:value-type="float" office:value="3.47712125471966">
                <text:p>3.47712125471966</text:p>
              </table:table-cell>
              <table:table-cell office:value-type="float" office:value="2.13672056715641">
                <text:p>2.13672056715641</text:p>
              </table:table-cell>
              <table:table-cell office:value-type="float" office:value="3.47712125471966">
                <text:p>3.47712125471966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0514997831991">
                <text:p>3.50514997831991</text:p>
              </table:table-cell>
              <table:table-cell office:value-type="float" office:value="1.99563519459755">
                <text:p>1.99563519459755</text:p>
              </table:table-cell>
              <table:table-cell office:value-type="float" office:value="3.49136169383427">
                <text:p>3.49136169383427</text:p>
              </table:table-cell>
              <table:table-cell office:value-type="float" office:value="2.16731733474818">
                <text:p>2.16731733474818</text:p>
              </table:table-cell>
              <table:table-cell office:value-type="float" office:value="3.49136169383427">
                <text:p>3.49136169383427</text:p>
              </table:table-cell>
              <table:table-cell office:value-type="float" office:value="2.16731733474818">
                <text:p>2.16731733474818</text:p>
              </table:table-cell>
              <table:table-cell office:value-type="float" office:value="3.49136169383427">
                <text:p>3.49136169383427</text:p>
              </table:table-cell>
              <table:table-cell office:value-type="float" office:value="2.13033376849501">
                <text:p>2.13033376849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1851393987789">
                <text:p>3.51851393987789</text:p>
              </table:table-cell>
              <table:table-cell office:value-type="float" office:value="2.02118929906994">
                <text:p>2.02118929906994</text:p>
              </table:table-cell>
              <table:table-cell office:value-type="float" office:value="3.50514997831991">
                <text:p>3.50514997831991</text:p>
              </table:table-cell>
              <table:table-cell office:value-type="float" office:value="2.19865708695442">
                <text:p>2.19865708695442</text:p>
              </table:table-cell>
              <table:table-cell office:value-type="float" office:value="3.50514997831991">
                <text:p>3.50514997831991</text:p>
              </table:table-cell>
              <table:table-cell office:value-type="float" office:value="2.19589965240923">
                <text:p>2.19589965240923</text:p>
              </table:table-cell>
              <table:table-cell office:value-type="float" office:value="3.50514997831991">
                <text:p>3.50514997831991</text:p>
              </table:table-cell>
              <table:table-cell office:value-type="float" office:value="2.15533603746506">
                <text:p>2.155336037465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3147891704225">
                <text:p>3.53147891704225</text:p>
              </table:table-cell>
              <table:table-cell office:value-type="float" office:value="2.04921802267018">
                <text:p>2.04921802267018</text:p>
              </table:table-cell>
              <table:table-cell office:value-type="float" office:value="3.51851393987789">
                <text:p>3.51851393987789</text:p>
              </table:table-cell>
              <table:table-cell office:value-type="float" office:value="2.17609125905568">
                <text:p>2.17609125905568</text:p>
              </table:table-cell>
              <table:table-cell office:value-type="float" office:value="3.51851393987789">
                <text:p>3.51851393987789</text:p>
              </table:table-cell>
              <table:table-cell office:value-type="float" office:value="2.22271647114758">
                <text:p>2.22271647114758</text:p>
              </table:table-cell>
              <table:table-cell office:value-type="float" office:value="3.51851393987789">
                <text:p>3.51851393987789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4406804435028">
                <text:p>3.54406804435028</text:p>
              </table:table-cell>
              <table:table-cell office:value-type="float" office:value="2.07188200730613">
                <text:p>2.07188200730613</text:p>
              </table:table-cell>
              <table:table-cell office:value-type="float" office:value="3.53147891704225">
                <text:p>3.53147891704225</text:p>
              </table:table-cell>
              <table:table-cell office:value-type="float" office:value="2.20139712432045">
                <text:p>2.20139712432045</text:p>
              </table:table-cell>
              <table:table-cell office:value-type="float" office:value="3.53147891704225">
                <text:p>3.53147891704225</text:p>
              </table:table-cell>
              <table:table-cell office:value-type="float" office:value="2.25042000230889">
                <text:p>2.25042000230889</text:p>
              </table:table-cell>
              <table:table-cell office:value-type="float" office:value="3.53147891704225">
                <text:p>3.53147891704225</text:p>
              </table:table-cell>
              <table:table-cell office:value-type="float" office:value="2.20951501454263">
                <text:p>2.209515014542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5630250076729">
                <text:p>3.55630250076729</text:p>
              </table:table-cell>
              <table:table-cell office:value-type="float" office:value="2.09691001300806">
                <text:p>2.09691001300806</text:p>
              </table:table-cell>
              <table:table-cell office:value-type="float" office:value="3.54406804435028">
                <text:p>3.54406804435028</text:p>
              </table:table-cell>
              <table:table-cell office:value-type="float" office:value="2.22788670461367">
                <text:p>2.22788670461367</text:p>
              </table:table-cell>
              <table:table-cell office:value-type="float" office:value="3.54406804435028">
                <text:p>3.54406804435028</text:p>
              </table:table-cell>
              <table:table-cell office:value-type="float" office:value="2.27646180417324">
                <text:p>2.27646180417324</text:p>
              </table:table-cell>
              <table:table-cell office:value-type="float" office:value="3.54406804435028">
                <text:p>3.54406804435028</text:p>
              </table:table-cell>
              <table:table-cell office:value-type="float" office:value="2.23552844690755">
                <text:p>2.23552844690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6820172406699">
                <text:p>3.56820172406699</text:p>
              </table:table-cell>
              <table:table-cell office:value-type="float" office:value="2.12385164096709">
                <text:p>2.12385164096709</text:p>
              </table:table-cell>
              <table:table-cell office:value-type="float" office:value="3.55630250076729">
                <text:p>3.55630250076729</text:p>
              </table:table-cell>
              <table:table-cell office:value-type="float" office:value="2.25285303097989">
                <text:p>2.25285303097989</text:p>
              </table:table-cell>
              <table:table-cell office:value-type="float" office:value="3.55630250076729">
                <text:p>3.55630250076729</text:p>
              </table:table-cell>
              <table:table-cell office:value-type="float" office:value="2.30319605742049">
                <text:p>2.30319605742049</text:p>
              </table:table-cell>
              <table:table-cell office:value-type="float" office:value="3.55630250076729">
                <text:p>3.55630250076729</text:p>
              </table:table-cell>
              <table:table-cell office:value-type="float" office:value="2.26007138798507">
                <text:p>2.26007138798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7978359661681">
                <text:p>3.57978359661681</text:p>
              </table:table-cell>
              <table:table-cell office:value-type="float" office:value="2.14612803567824">
                <text:p>2.14612803567824</text:p>
              </table:table-cell>
              <table:table-cell office:value-type="float" office:value="3.56820172406699">
                <text:p>3.56820172406699</text:p>
              </table:table-cell>
              <table:table-cell office:value-type="float" office:value="2.27875360095283">
                <text:p>2.27875360095283</text:p>
              </table:table-cell>
              <table:table-cell office:value-type="float" office:value="3.56820172406699">
                <text:p>3.56820172406699</text:p>
              </table:table-cell>
              <table:table-cell office:value-type="float" office:value="2.32837960343874">
                <text:p>2.32837960343874</text:p>
              </table:table-cell>
              <table:table-cell office:value-type="float" office:value="3.56820172406699">
                <text:p>3.56820172406699</text:p>
              </table:table-cell>
              <table:table-cell office:value-type="float" office:value="2.28330122870355">
                <text:p>2.283301228703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910646070265">
                <text:p>3.5910646070265</text:p>
              </table:table-cell>
              <table:table-cell office:value-type="float" office:value="2.16731733474818">
                <text:p>2.16731733474818</text:p>
              </table:table-cell>
              <table:table-cell office:value-type="float" office:value="3.57978359661681">
                <text:p>3.57978359661681</text:p>
              </table:table-cell>
              <table:table-cell office:value-type="float" office:value="2.29003461136252">
                <text:p>2.29003461136252</text:p>
              </table:table-cell>
              <table:table-cell office:value-type="float" office:value="3.57978359661681">
                <text:p>3.57978359661681</text:p>
              </table:table-cell>
              <table:table-cell office:value-type="float" office:value="2.35024801833416">
                <text:p>2.35024801833416</text:p>
              </table:table-cell>
              <table:table-cell office:value-type="float" office:value="3.57978359661681">
                <text:p>3.57978359661681</text:p>
              </table:table-cell>
              <table:table-cell office:value-type="float" office:value="2.30749603791321">
                <text:p>2.30749603791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19033169817029">
                <text:p>2.19033169817029</text:p>
              </table:table-cell>
              <table:table-cell office:value-type="float" office:value="3.5910646070265">
                <text:p>3.5910646070265</text:p>
              </table:table-cell>
              <table:table-cell office:value-type="float" office:value="2.31597034545692">
                <text:p>2.31597034545692</text:p>
              </table:table-cell>
              <table:table-cell office:value-type="float" office:value="3.5910646070265">
                <text:p>3.5910646070265</text:p>
              </table:table-cell>
              <table:table-cell office:value-type="float" office:value="2.3747483460101">
                <text:p>2.3747483460101</text:p>
              </table:table-cell>
              <table:table-cell office:value-type="float" office:value="3.5910646070265">
                <text:p>3.5910646070265</text:p>
              </table:table-cell>
              <table:table-cell office:value-type="float" office:value="2.33041377334919">
                <text:p>2.330413773349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1278385671973">
                <text:p>3.61278385671973</text:p>
              </table:table-cell>
              <table:table-cell office:value-type="float" office:value="2.20951501454263">
                <text:p>2.20951501454263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33645973384853">
                <text:p>2.33645973384853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39619934709574">
                <text:p>2.39619934709574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3541084391474">
                <text:p>2.35410843914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232492903979">
                <text:p>3.6232492903979</text:p>
              </table:table-cell>
              <table:table-cell office:value-type="float" office:value="2.23299611039215">
                <text:p>2.23299611039215</text:p>
              </table:table-cell>
              <table:table-cell office:value-type="float" office:value="3.61278385671973">
                <text:p>3.61278385671973</text:p>
              </table:table-cell>
              <table:table-cell office:value-type="float" office:value="2.35793484700045">
                <text:p>2.35793484700045</text:p>
              </table:table-cell>
              <table:table-cell office:value-type="float" office:value="3.61278385671973">
                <text:p>3.61278385671973</text:p>
              </table:table-cell>
              <table:table-cell office:value-type="float" office:value="2.41664050733828">
                <text:p>2.41664050733828</text:p>
              </table:table-cell>
              <table:table-cell office:value-type="float" office:value="3.61278385671973">
                <text:p>3.61278385671973</text:p>
              </table:table-cell>
              <table:table-cell office:value-type="float" office:value="2.3747483460101">
                <text:p>2.37474834601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3346845557959">
                <text:p>3.63346845557959</text:p>
              </table:table-cell>
              <table:table-cell office:value-type="float" office:value="2.25285303097989">
                <text:p>2.25285303097989</text:p>
              </table:table-cell>
              <table:table-cell office:value-type="float" office:value="3.6232492903979">
                <text:p>3.6232492903979</text:p>
              </table:table-cell>
              <table:table-cell office:value-type="float" office:value="2.37839790094814">
                <text:p>2.37839790094814</text:p>
              </table:table-cell>
              <table:table-cell office:value-type="float" office:value="3.6232492903979">
                <text:p>3.6232492903979</text:p>
              </table:table-cell>
              <table:table-cell office:value-type="float" office:value="2.43933269383026">
                <text:p>2.43933269383026</text:p>
              </table:table-cell>
              <table:table-cell office:value-type="float" office:value="3.6232492903979">
                <text:p>3.6232492903979</text:p>
              </table:table-cell>
              <table:table-cell office:value-type="float" office:value="2.39619934709574">
                <text:p>2.396199347095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4345267648619">
                <text:p>3.64345267648619</text:p>
              </table:table-cell>
              <table:table-cell office:value-type="float" office:value="2.2718416065365">
                <text:p>2.2718416065365</text:p>
              </table:table-cell>
              <table:table-cell office:value-type="float" office:value="3.63346845557959">
                <text:p>3.63346845557959</text:p>
              </table:table-cell>
              <table:table-cell office:value-type="float" office:value="2.49554433754645">
                <text:p>2.49554433754645</text:p>
              </table:table-cell>
              <table:table-cell office:value-type="float" office:value="3.63346845557959">
                <text:p>3.63346845557959</text:p>
              </table:table-cell>
              <table:table-cell office:value-type="float" office:value="2.45939248775923">
                <text:p>2.45939248775923</text:p>
              </table:table-cell>
              <table:table-cell office:value-type="float" office:value="3.63346845557959">
                <text:p>3.63346845557959</text:p>
              </table:table-cell>
              <table:table-cell office:value-type="float" office:value="2.41664050733828">
                <text:p>2.41664050733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5321251377534">
                <text:p>3.65321251377534</text:p>
              </table:table-cell>
              <table:table-cell office:value-type="float" office:value="2.29225607135648">
                <text:p>2.29225607135648</text:p>
              </table:table-cell>
              <table:table-cell office:value-type="float" office:value="3.64345267648619">
                <text:p>3.64345267648619</text:p>
              </table:table-cell>
              <table:table-cell office:value-type="float" office:value="2.51587384371168">
                <text:p>2.51587384371168</text:p>
              </table:table-cell>
              <table:table-cell office:value-type="float" office:value="3.64345267648619">
                <text:p>3.64345267648619</text:p>
              </table:table-cell>
              <table:table-cell office:value-type="float" office:value="2.48000694295715">
                <text:p>2.48000694295715</text:p>
              </table:table-cell>
              <table:table-cell office:value-type="float" office:value="3.64345267648619">
                <text:p>3.64345267648619</text:p>
              </table:table-cell>
              <table:table-cell office:value-type="float" office:value="2.43616264704076">
                <text:p>2.436162647040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66275783168157">
                <text:p>3.66275783168157</text:p>
              </table:table-cell>
              <table:table-cell office:value-type="float" office:value="2.3096301674259">
                <text:p>2.3096301674259</text:p>
              </table:table-cell>
              <table:table-cell office:value-type="float" office:value="3.65321251377534">
                <text:p>3.65321251377534</text:p>
              </table:table-cell>
              <table:table-cell office:value-type="float" office:value="2.53655844257153">
                <text:p>2.53655844257153</text:p>
              </table:table-cell>
              <table:table-cell office:value-type="float" office:value="3.65321251377534">
                <text:p>3.65321251377534</text:p>
              </table:table-cell>
              <table:table-cell office:value-type="float" office:value="2.4996870826184">
                <text:p>2.4996870826184</text:p>
              </table:table-cell>
              <table:table-cell office:value-type="float" office:value="3.65321251377534">
                <text:p>3.65321251377534</text:p>
              </table:table-cell>
              <table:table-cell office:value-type="float" office:value="2.45636603312904">
                <text:p>2.45636603312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7209785793572">
                <text:p>3.67209785793572</text:p>
              </table:table-cell>
              <table:table-cell office:value-type="float" office:value="2.33041377334919">
                <text:p>2.33041377334919</text:p>
              </table:table-cell>
              <table:table-cell office:value-type="float" office:value="3.66275783168157">
                <text:p>3.66275783168157</text:p>
              </table:table-cell>
              <table:table-cell office:value-type="float" office:value="2.55509444857832">
                <text:p>2.55509444857832</text:p>
              </table:table-cell>
              <table:table-cell office:value-type="float" office:value="3.66275783168157">
                <text:p>3.66275783168157</text:p>
              </table:table-cell>
              <table:table-cell office:value-type="float" office:value="2.51982799377572">
                <text:p>2.51982799377572</text:p>
              </table:table-cell>
              <table:table-cell office:value-type="float" office:value="3.66275783168157">
                <text:p>3.66275783168157</text:p>
              </table:table-cell>
              <table:table-cell office:value-type="float" office:value="2.47421626407626">
                <text:p>2.474216264076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8124123737559">
                <text:p>3.68124123737559</text:p>
              </table:table-cell>
              <table:table-cell office:value-type="float" office:value="2.34830486304816">
                <text:p>2.34830486304816</text:p>
              </table:table-cell>
              <table:table-cell office:value-type="float" office:value="3.67209785793572">
                <text:p>3.67209785793572</text:p>
              </table:table-cell>
              <table:table-cell office:value-type="float" office:value="2.57403126772772">
                <text:p>2.57403126772772</text:p>
              </table:table-cell>
              <table:table-cell office:value-type="float" office:value="3.67209785793572">
                <text:p>3.67209785793572</text:p>
              </table:table-cell>
              <table:table-cell office:value-type="float" office:value="2.53781909507327">
                <text:p>2.53781909507327</text:p>
              </table:table-cell>
              <table:table-cell office:value-type="float" office:value="3.67209785793572">
                <text:p>3.67209785793572</text:p>
              </table:table-cell>
              <table:table-cell office:value-type="float" office:value="2.49276038902684">
                <text:p>2.49276038902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9019608002851">
                <text:p>3.69019608002851</text:p>
              </table:table-cell>
              <table:table-cell office:value-type="float" office:value="2.36735592102602">
                <text:p>2.36735592102602</text:p>
              </table:table-cell>
              <table:table-cell office:value-type="float" office:value="3.68124123737559">
                <text:p>3.68124123737559</text:p>
              </table:table-cell>
              <table:table-cell office:value-type="float" office:value="2.59328606702046">
                <text:p>2.59328606702046</text:p>
              </table:table-cell>
              <table:table-cell office:value-type="float" office:value="3.68124123737559">
                <text:p>3.68124123737559</text:p>
              </table:table-cell>
              <table:table-cell office:value-type="float" office:value="2.55630250076729">
                <text:p>2.55630250076729</text:p>
              </table:table-cell>
              <table:table-cell office:value-type="float" office:value="3.68124123737559">
                <text:p>3.68124123737559</text:p>
              </table:table-cell>
              <table:table-cell office:value-type="float" office:value="2.51188336097887">
                <text:p>2.511883360978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9897000433602">
                <text:p>3.69897000433602</text:p>
              </table:table-cell>
              <table:table-cell office:value-type="float" office:value="2.38381536598043">
                <text:p>2.38381536598043</text:p>
              </table:table-cell>
              <table:table-cell office:value-type="float" office:value="3.69019608002851">
                <text:p>3.69019608002851</text:p>
              </table:table-cell>
              <table:table-cell office:value-type="float" office:value="2.60745502321467">
                <text:p>2.60745502321467</text:p>
              </table:table-cell>
              <table:table-cell office:value-type="float" office:value="3.69019608002851">
                <text:p>3.69019608002851</text:p>
              </table:table-cell>
              <table:table-cell office:value-type="float" office:value="2.57518784492766">
                <text:p>2.57518784492766</text:p>
              </table:table-cell>
              <table:table-cell office:value-type="float" office:value="3.69019608002851">
                <text:p>3.69019608002851</text:p>
              </table:table-cell>
              <table:table-cell office:value-type="float" office:value="2.53019969820308">
                <text:p>2.53019969820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0757017609794">
                <text:p>3.70757017609794</text:p>
              </table:table-cell>
              <table:table-cell office:value-type="float" office:value="2.40312052117582">
                <text:p>2.40312052117582</text:p>
              </table:table-cell>
              <table:table-cell office:value-type="float" office:value="3.69897000433602">
                <text:p>3.69897000433602</text:p>
              </table:table-cell>
              <table:table-cell office:value-type="float" office:value="2.62531245096167">
                <text:p>2.62531245096167</text:p>
              </table:table-cell>
              <table:table-cell office:value-type="float" office:value="3.69897000433602">
                <text:p>3.69897000433602</text:p>
              </table:table-cell>
              <table:table-cell office:value-type="float" office:value="2.59439255037543">
                <text:p>2.59439255037543</text:p>
              </table:table-cell>
              <table:table-cell office:value-type="float" office:value="3.69897000433602">
                <text:p>3.69897000433602</text:p>
              </table:table-cell>
              <table:table-cell office:value-type="float" office:value="2.54777470538782">
                <text:p>2.547774705387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7160033436348">
                <text:p>3.7160033436348</text:p>
              </table:table-cell>
              <table:table-cell office:value-type="float" office:value="2.41830129131975">
                <text:p>2.41830129131975</text:p>
              </table:table-cell>
              <table:table-cell office:value-type="float" office:value="3.70757017609794">
                <text:p>3.70757017609794</text:p>
              </table:table-cell>
              <table:table-cell office:value-type="float" office:value="2.64345267648619">
                <text:p>2.64345267648619</text:p>
              </table:table-cell>
              <table:table-cell office:value-type="float" office:value="3.70757017609794">
                <text:p>3.70757017609794</text:p>
              </table:table-cell>
              <table:table-cell office:value-type="float" office:value="2.61066016308988">
                <text:p>2.61066016308988</text:p>
              </table:table-cell>
              <table:table-cell office:value-type="float" office:value="3.70757017609794">
                <text:p>3.70757017609794</text:p>
              </table:table-cell>
              <table:table-cell office:value-type="float" office:value="2.56466606425209">
                <text:p>2.564666064252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72427586960079">
                <text:p>3.72427586960079</text:p>
              </table:table-cell>
              <table:table-cell office:value-type="float" office:value="2.4345689040342">
                <text:p>2.4345689040342</text:p>
              </table:table-cell>
              <table:table-cell office:value-type="float" office:value="3.7160033436348">
                <text:p>3.7160033436348</text:p>
              </table:table-cell>
              <table:table-cell office:value-type="float" office:value="2.65991620006985">
                <text:p>2.65991620006985</text:p>
              </table:table-cell>
              <table:table-cell office:value-type="float" office:value="3.7160033436348">
                <text:p>3.7160033436348</text:p>
              </table:table-cell>
              <table:table-cell office:value-type="float" office:value="2.62736585659273">
                <text:p>2.62736585659273</text:p>
              </table:table-cell>
              <table:table-cell office:value-type="float" office:value="3.7160033436348">
                <text:p>3.7160033436348</text:p>
              </table:table-cell>
              <table:table-cell office:value-type="float" office:value="2.58092497567562">
                <text:p>2.58092497567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73239375982297">
                <text:p>3.73239375982297</text:p>
              </table:table-cell>
              <table:table-cell office:value-type="float" office:value="2.45178643552429">
                <text:p>2.45178643552429</text:p>
              </table:table-cell>
              <table:table-cell office:value-type="float" office:value="3.72427586960079">
                <text:p>3.72427586960079</text:p>
              </table:table-cell>
              <table:table-cell office:value-type="float" office:value="2.67669360962487">
                <text:p>2.67669360962487</text:p>
              </table:table-cell>
              <table:table-cell office:value-type="float" office:value="3.72427586960079">
                <text:p>3.72427586960079</text:p>
              </table:table-cell>
              <table:table-cell office:value-type="float" office:value="2.64443858946784">
                <text:p>2.64443858946784</text:p>
              </table:table-cell>
              <table:table-cell office:value-type="float" office:value="3.72427586960079">
                <text:p>3.72427586960079</text:p>
              </table:table-cell>
              <table:table-cell office:value-type="float" office:value="2.59879050676312">
                <text:p>2.59879050676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74036268949424">
                <text:p>3.74036268949424</text:p>
              </table:table-cell>
              <table:table-cell office:value-type="float" office:value="2.46686762035411">
                <text:p>2.46686762035411</text:p>
              </table:table-cell>
              <table:table-cell office:value-type="float" office:value="3.73239375982297">
                <text:p>3.73239375982297</text:p>
              </table:table-cell>
              <table:table-cell office:value-type="float" office:value="2.67942789661212">
                <text:p>2.67942789661212</text:p>
              </table:table-cell>
              <table:table-cell office:value-type="float" office:value="3.73239375982297">
                <text:p>3.73239375982297</text:p>
              </table:table-cell>
              <table:table-cell office:value-type="float" office:value="2.66086547800387">
                <text:p>2.66086547800387</text:p>
              </table:table-cell>
              <table:table-cell office:value-type="float" office:value="3.73239375982297">
                <text:p>3.73239375982297</text:p>
              </table:table-cell>
              <table:table-cell office:value-type="float" office:value="2.61804809671209">
                <text:p>2.618048096712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481880270062">
                <text:p>3.7481880270062</text:p>
              </table:table-cell>
              <table:table-cell office:value-type="float" office:value="2.48287358360875">
                <text:p>2.48287358360875</text:p>
              </table:table-cell>
              <table:table-cell office:value-type="float" office:value="3.74036268949424">
                <text:p>3.74036268949424</text:p>
              </table:table-cell>
              <table:table-cell office:value-type="float" office:value="2.6954816764902">
                <text:p>2.6954816764902</text:p>
              </table:table-cell>
              <table:table-cell office:value-type="float" office:value="3.74036268949424">
                <text:p>3.74036268949424</text:p>
              </table:table-cell>
              <table:table-cell office:value-type="float" office:value="2.67760695272049">
                <text:p>2.67760695272049</text:p>
              </table:table-cell>
              <table:table-cell office:value-type="float" office:value="3.74036268949424">
                <text:p>3.74036268949424</text:p>
              </table:table-cell>
              <table:table-cell office:value-type="float" office:value="2.63042787502502">
                <text:p>2.630427875025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75587485567249">
                <text:p>3.75587485567249</text:p>
              </table:table-cell>
              <table:table-cell office:value-type="float" office:value="2.4983105537896">
                <text:p>2.4983105537896</text:p>
              </table:table-cell>
              <table:table-cell office:value-type="float" office:value="3.7481880270062">
                <text:p>3.7481880270062</text:p>
              </table:table-cell>
              <table:table-cell office:value-type="float" office:value="2.71180722904119">
                <text:p>2.71180722904119</text:p>
              </table:table-cell>
              <table:table-cell office:value-type="float" office:value="3.7481880270062">
                <text:p>3.7481880270062</text:p>
              </table:table-cell>
              <table:table-cell office:value-type="float" office:value="2.69372694892365">
                <text:p>2.69372694892365</text:p>
              </table:table-cell>
              <table:table-cell office:value-type="float" office:value="3.7481880270062">
                <text:p>3.7481880270062</text:p>
              </table:table-cell>
              <table:table-cell office:value-type="float" office:value="2.64640372622307">
                <text:p>2.64640372622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6342799356294">
                <text:p>3.76342799356294</text:p>
              </table:table-cell>
              <table:table-cell office:value-type="float" office:value="2.51321760006794">
                <text:p>2.51321760006794</text:p>
              </table:table-cell>
              <table:table-cell office:value-type="float" office:value="3.75587485567249">
                <text:p>3.75587485567249</text:p>
              </table:table-cell>
              <table:table-cell office:value-type="float" office:value="2.72672720902657">
                <text:p>2.72672720902657</text:p>
              </table:table-cell>
              <table:table-cell office:value-type="float" office:value="3.75587485567249">
                <text:p>3.75587485567249</text:p>
              </table:table-cell>
              <table:table-cell office:value-type="float" office:value="2.70926996097583">
                <text:p>2.70926996097583</text:p>
              </table:table-cell>
              <table:table-cell office:value-type="float" office:value="3.75587485567249">
                <text:p>3.75587485567249</text:p>
              </table:table-cell>
              <table:table-cell office:value-type="float" office:value="2.66370092538965">
                <text:p>2.663700925389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77085201164214">
                <text:p>3.77085201164214</text:p>
              </table:table-cell>
              <table:table-cell office:value-type="float" office:value="2.52762990087134">
                <text:p>2.52762990087134</text:p>
              </table:table-cell>
              <table:table-cell office:value-type="float" office:value="3.76342799356294">
                <text:p>3.76342799356294</text:p>
              </table:table-cell>
              <table:table-cell office:value-type="float" office:value="2.7419390777292">
                <text:p>2.7419390777292</text:p>
              </table:table-cell>
              <table:table-cell office:value-type="float" office:value="3.76342799356294">
                <text:p>3.76342799356294</text:p>
              </table:table-cell>
              <table:table-cell office:value-type="float" office:value="2.72509452108147">
                <text:p>2.72509452108147</text:p>
              </table:table-cell>
              <table:table-cell office:value-type="float" office:value="3.76342799356294">
                <text:p>3.76342799356294</text:p>
              </table:table-cell>
              <table:table-cell office:value-type="float" office:value="2.67669360962487">
                <text:p>2.676693609624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54282542695918">
                <text:p>2.54282542695918</text:p>
              </table:table-cell>
              <table:table-cell office:value-type="float" office:value="3.77085201164214">
                <text:p>3.77085201164214</text:p>
              </table:table-cell>
              <table:table-cell office:value-type="float" office:value="2.75663610824585">
                <text:p>2.75663610824585</text:p>
              </table:table-cell>
              <table:table-cell office:value-type="float" office:value="3.77085201164214">
                <text:p>3.77085201164214</text:p>
              </table:table-cell>
              <table:table-cell office:value-type="float" office:value="2.73957234445009">
                <text:p>2.73957234445009</text:p>
              </table:table-cell>
              <table:table-cell office:value-type="float" office:value="3.77085201164214">
                <text:p>3.77085201164214</text:p>
              </table:table-cell>
              <table:table-cell office:value-type="float" office:value="2.69108149212297">
                <text:p>2.691081492122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78532983501077">
                <text:p>3.78532983501077</text:p>
              </table:table-cell>
              <table:table-cell office:value-type="float" office:value="2.55630250076729">
                <text:p>2.55630250076729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76937732607614">
                <text:p>2.76937732607614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75587485567249">
                <text:p>2.75587485567249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70500795933334">
                <text:p>2.70500795933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8532983501077">
                <text:p>3.78532983501077</text:p>
              </table:table-cell>
              <table:table-cell office:value-type="float" office:value="2.78461729263288">
                <text:p>2.78461729263288</text:p>
              </table:table-cell>
              <table:table-cell office:value-type="float" office:value="3.78532983501077">
                <text:p>3.78532983501077</text:p>
              </table:table-cell>
              <table:table-cell office:value-type="float" office:value="NaN">
                <text:p>NaN</text:p>
              </table:table-cell>
              <table:table-cell office:value-type="float" office:value="3.78532983501077">
                <text:p>3.78532983501077</text:p>
              </table:table-cell>
              <table:table-cell office:value-type="float" office:value="2.71933128698373">
                <text:p>2.719331286983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